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31"/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6.2992in" svg:height="3.8543in" svg:x="8.3079in" svg:y="1.1945in">
            <draw:object draw:notify-on-update-of-ranges="'strong-scaling'.A4:'strong-scaling'.A27 'strong-scaling'.A2:'strong-scaling'.A2 'strong-scaling'.H4:'strong-scaling'.H27 'strong-scaling'.A54:'strong-scaling'.A54 'strong-scaling'.H56:'strong-scaling'.H79 'strong-scaling'.A80:'strong-scaling'.A80 'strong-scaling'.H82:'strong-scaling'.H105 'strong-scaling'.A28:'strong-scaling'.A28 'strong-scaling'.H30:'strong-scaling'.H53 'strong-scaling'.A3:'strong-scaling'.A3 'strong-scaling'.A4:'strong-scaling'.A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6"/>
        <table:table-column table:style-name="co1" table:number-columns-repeated="1018" table:default-cell-style-name="Default"/>
        <table:table-row table:style-name="ro1">
          <table:table-cell table:style-name="ce3" office:value-type="string" calcext:value-type="string">
            <text:p>matmul_transpose n=2048, 12<text:span text:style-name="T1">th</text:span> Gen Intel(R) Core(TM) i9-12900F</text:p>
          </table:table-cell>
          <table:table-cell table:style-name="ce7" table:number-columns-repeated="5"/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7" table:number-columns-repeated="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t4</text:p>
          </table:table-cell>
          <table:table-cell table:style-name="ce7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35268" calcext:value-type="float">
            <text:p>13.735</text:p>
          </table:table-cell>
          <table:table-cell office:value-type="float" office:value="13.774447" calcext:value-type="float">
            <text:p>13.774</text:p>
          </table:table-cell>
          <table:table-cell office:value-type="float" office:value="13.73707" calcext:value-type="float">
            <text:p>13.737</text:p>
          </table:table-cell>
          <table:table-cell office:value-type="float" office:value="13.749813" calcext:value-type="float">
            <text:p>13.750</text:p>
          </table:table-cell>
          <table:table-cell office:value-type="float" office:value="13.738037" calcext:value-type="float">
            <text:p>13.738</text:p>
          </table:table-cell>
          <table:table-cell table:style-name="ce6" table:formula="of:=AVERAGE([.B4:.F4])" office:value-type="float" office:value="13.746927" calcext:value-type="float">
            <text:p>13.747</text:p>
          </table:table-cell>
          <table:table-cell table:style-name="ce1" table:formula="of:=[.G$4]/[.G4]" office:value-type="float" office:value="1" calcext:value-type="float">
            <text:p>1.00</text:p>
          </table:table-cell>
          <table:table-cell table:style-name="ce1" table:formula="of:=[.H4]/[.A4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26592" calcext:value-type="float">
            <text:p>7.127</text:p>
          </table:table-cell>
          <table:table-cell office:value-type="float" office:value="7.104844" calcext:value-type="float">
            <text:p>7.105</text:p>
          </table:table-cell>
          <table:table-cell office:value-type="float" office:value="7.114402" calcext:value-type="float">
            <text:p>7.114</text:p>
          </table:table-cell>
          <table:table-cell office:value-type="float" office:value="7.127501" calcext:value-type="float">
            <text:p>7.128</text:p>
          </table:table-cell>
          <table:table-cell office:value-type="float" office:value="7.113055" calcext:value-type="float">
            <text:p>7.113</text:p>
          </table:table-cell>
          <table:table-cell table:style-name="ce6" table:formula="of:=AVERAGE([.B5:.F5])" office:value-type="float" office:value="7.1172788" calcext:value-type="float">
            <text:p>7.117</text:p>
          </table:table-cell>
          <table:table-cell table:style-name="ce1" table:formula="of:=[.G$4]/[.G5]" office:value-type="float" office:value="1.93148637088658" calcext:value-type="float">
            <text:p>1.93</text:p>
          </table:table-cell>
          <table:table-cell table:style-name="ce1" table:formula="of:=[.H5]/[.A5]" office:value-type="float" office:value="0.965743185443291" calcext:value-type="float">
            <text:p>0.9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64754" calcext:value-type="float">
            <text:p>4.765</text:p>
          </table:table-cell>
          <table:table-cell office:value-type="float" office:value="4.762911" calcext:value-type="float">
            <text:p>4.763</text:p>
          </table:table-cell>
          <table:table-cell office:value-type="float" office:value="4.756417" calcext:value-type="float">
            <text:p>4.756</text:p>
          </table:table-cell>
          <table:table-cell office:value-type="float" office:value="4.766141" calcext:value-type="float">
            <text:p>4.766</text:p>
          </table:table-cell>
          <table:table-cell office:value-type="float" office:value="4.7634" calcext:value-type="float">
            <text:p>4.763</text:p>
          </table:table-cell>
          <table:table-cell table:style-name="ce6" table:formula="of:=AVERAGE([.B6:.F6])" office:value-type="float" office:value="4.7627246" calcext:value-type="float">
            <text:p>4.763</text:p>
          </table:table-cell>
          <table:table-cell table:style-name="ce1" table:formula="of:=[.G$4]/[.G6]" office:value-type="float" office:value="2.88635773733379" calcext:value-type="float">
            <text:p>2.89</text:p>
          </table:table-cell>
          <table:table-cell table:style-name="ce1" table:formula="of:=[.H6]/[.A6]" office:value-type="float" office:value="0.962119245777931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38347" calcext:value-type="float">
            <text:p>3.638</text:p>
          </table:table-cell>
          <table:table-cell office:value-type="float" office:value="3.574341" calcext:value-type="float">
            <text:p>3.574</text:p>
          </table:table-cell>
          <table:table-cell office:value-type="float" office:value="3.622818" calcext:value-type="float">
            <text:p>3.623</text:p>
          </table:table-cell>
          <table:table-cell office:value-type="float" office:value="3.630129" calcext:value-type="float">
            <text:p>3.630</text:p>
          </table:table-cell>
          <table:table-cell office:value-type="float" office:value="3.635605" calcext:value-type="float">
            <text:p>3.636</text:p>
          </table:table-cell>
          <table:table-cell table:style-name="ce6" table:formula="of:=AVERAGE([.B7:.F7])" office:value-type="float" office:value="3.620248" calcext:value-type="float">
            <text:p>3.620</text:p>
          </table:table-cell>
          <table:table-cell table:style-name="ce1" table:formula="of:=[.G$4]/[.G7]" office:value-type="float" office:value="3.797233504445" calcext:value-type="float">
            <text:p>3.80</text:p>
          </table:table-cell>
          <table:table-cell table:style-name="ce1" table:formula="of:=[.H7]/[.A7]" office:value-type="float" office:value="0.94930837611125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0279" calcext:value-type="float">
            <text:p>2.920</text:p>
          </table:table-cell>
          <table:table-cell office:value-type="float" office:value="2.920447" calcext:value-type="float">
            <text:p>2.920</text:p>
          </table:table-cell>
          <table:table-cell office:value-type="float" office:value="2.915598" calcext:value-type="float">
            <text:p>2.916</text:p>
          </table:table-cell>
          <table:table-cell office:value-type="float" office:value="2.923851" calcext:value-type="float">
            <text:p>2.924</text:p>
          </table:table-cell>
          <table:table-cell office:value-type="float" office:value="2.913219" calcext:value-type="float">
            <text:p>2.913</text:p>
          </table:table-cell>
          <table:table-cell table:style-name="ce6" table:formula="of:=AVERAGE([.B8:.F8])" office:value-type="float" office:value="2.9186788" calcext:value-type="float">
            <text:p>2.919</text:p>
          </table:table-cell>
          <table:table-cell table:style-name="ce1" table:formula="of:=[.G$4]/[.G8]" office:value-type="float" office:value="4.70998281825325" calcext:value-type="float">
            <text:p>4.71</text:p>
          </table:table-cell>
          <table:table-cell table:style-name="ce1" table:formula="of:=[.H8]/[.A8]" office:value-type="float" office:value="0.941996563650649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60325" calcext:value-type="float">
            <text:p>2.460</text:p>
          </table:table-cell>
          <table:table-cell office:value-type="float" office:value="2.645121" calcext:value-type="float">
            <text:p>2.645</text:p>
          </table:table-cell>
          <table:table-cell office:value-type="float" office:value="2.68261" calcext:value-type="float">
            <text:p>2.683</text:p>
          </table:table-cell>
          <table:table-cell office:value-type="float" office:value="2.671202" calcext:value-type="float">
            <text:p>2.671</text:p>
          </table:table-cell>
          <table:table-cell office:value-type="float" office:value="2.637653" calcext:value-type="float">
            <text:p>2.638</text:p>
          </table:table-cell>
          <table:table-cell table:style-name="ce6" table:formula="of:=AVERAGE([.B9:.F9])" office:value-type="float" office:value="2.6193822" calcext:value-type="float">
            <text:p>2.619</text:p>
          </table:table-cell>
          <table:table-cell table:style-name="ce1" table:formula="of:=[.G$4]/[.G9]" office:value-type="float" office:value="5.24815622554051" calcext:value-type="float">
            <text:p>5.25</text:p>
          </table:table-cell>
          <table:table-cell table:style-name="ce1" table:formula="of:=[.H9]/[.A9]" office:value-type="float" office:value="0.874692704256752" calcext:value-type="float">
            <text:p>0.8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78425" calcext:value-type="float">
            <text:p>2.378</text:p>
          </table:table-cell>
          <table:table-cell office:value-type="float" office:value="2.380771" calcext:value-type="float">
            <text:p>2.381</text:p>
          </table:table-cell>
          <table:table-cell office:value-type="float" office:value="2.377175" calcext:value-type="float">
            <text:p>2.377</text:p>
          </table:table-cell>
          <table:table-cell office:value-type="float" office:value="2.371464" calcext:value-type="float">
            <text:p>2.371</text:p>
          </table:table-cell>
          <table:table-cell office:value-type="float" office:value="2.380633" calcext:value-type="float">
            <text:p>2.381</text:p>
          </table:table-cell>
          <table:table-cell table:style-name="ce6" table:formula="of:=AVERAGE([.B10:.F10])" office:value-type="float" office:value="2.3776936" calcext:value-type="float">
            <text:p>2.378</text:p>
          </table:table-cell>
          <table:table-cell table:style-name="ce1" table:formula="of:=[.G$4]/[.G10]" office:value-type="float" office:value="5.78162257744228" calcext:value-type="float">
            <text:p>5.78</text:p>
          </table:table-cell>
          <table:table-cell table:style-name="ce1" table:formula="of:=[.H10]/[.A10]" office:value-type="float" office:value="0.825946082491754" calcext:value-type="float">
            <text:p>0.8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0971" calcext:value-type="float">
            <text:p>2.210</text:p>
          </table:table-cell>
          <table:table-cell office:value-type="float" office:value="2.205869" calcext:value-type="float">
            <text:p>2.206</text:p>
          </table:table-cell>
          <table:table-cell office:value-type="float" office:value="2.203956" calcext:value-type="float">
            <text:p>2.204</text:p>
          </table:table-cell>
          <table:table-cell office:value-type="float" office:value="2.204444" calcext:value-type="float">
            <text:p>2.204</text:p>
          </table:table-cell>
          <table:table-cell office:value-type="float" office:value="2.200407" calcext:value-type="float">
            <text:p>2.200</text:p>
          </table:table-cell>
          <table:table-cell table:style-name="ce6" table:formula="of:=AVERAGE([.B11:.F11])" office:value-type="float" office:value="2.2048772" calcext:value-type="float">
            <text:p>2.205</text:p>
          </table:table-cell>
          <table:table-cell table:style-name="ce1" table:formula="of:=[.G$4]/[.G11]" office:value-type="float" office:value="6.23478123861048" calcext:value-type="float">
            <text:p>6.23</text:p>
          </table:table-cell>
          <table:table-cell table:style-name="ce1" table:formula="of:=[.H11]/[.A11]" office:value-type="float" office:value="0.77934765482631" calcext:value-type="float">
            <text:p>0.7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72488" calcext:value-type="float">
            <text:p>2.672</text:p>
          </table:table-cell>
          <table:table-cell office:value-type="float" office:value="2.577903" calcext:value-type="float">
            <text:p>2.578</text:p>
          </table:table-cell>
          <table:table-cell office:value-type="float" office:value="2.580918" calcext:value-type="float">
            <text:p>2.581</text:p>
          </table:table-cell>
          <table:table-cell office:value-type="float" office:value="2.580949" calcext:value-type="float">
            <text:p>2.581</text:p>
          </table:table-cell>
          <table:table-cell office:value-type="float" office:value="2.586697" calcext:value-type="float">
            <text:p>2.587</text:p>
          </table:table-cell>
          <table:table-cell table:style-name="ce6" table:formula="of:=AVERAGE([.B12:.F12])" office:value-type="float" office:value="2.599791" calcext:value-type="float">
            <text:p>2.600</text:p>
          </table:table-cell>
          <table:table-cell table:style-name="ce1" table:formula="of:=[.G$4]/[.G12]" office:value-type="float" office:value="5.28770466549042" calcext:value-type="float">
            <text:p>5.29</text:p>
          </table:table-cell>
          <table:table-cell table:style-name="ce1" table:formula="of:=[.H12]/[.A12]" office:value-type="float" office:value="0.587522740610047" calcext:value-type="float">
            <text:p>0.5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69941" calcext:value-type="float">
            <text:p>2.370</text:p>
          </table:table-cell>
          <table:table-cell office:value-type="float" office:value="2.396333" calcext:value-type="float">
            <text:p>2.396</text:p>
          </table:table-cell>
          <table:table-cell office:value-type="float" office:value="2.403655" calcext:value-type="float">
            <text:p>2.404</text:p>
          </table:table-cell>
          <table:table-cell office:value-type="float" office:value="2.400352" calcext:value-type="float">
            <text:p>2.400</text:p>
          </table:table-cell>
          <table:table-cell office:value-type="float" office:value="2.399766" calcext:value-type="float">
            <text:p>2.400</text:p>
          </table:table-cell>
          <table:table-cell table:style-name="ce6" table:formula="of:=AVERAGE([.B13:.F13])" office:value-type="float" office:value="2.3940094" calcext:value-type="float">
            <text:p>2.394</text:p>
          </table:table-cell>
          <table:table-cell table:style-name="ce1" table:formula="of:=[.G$4]/[.G13]" office:value-type="float" office:value="5.74221930791082" calcext:value-type="float">
            <text:p>5.74</text:p>
          </table:table-cell>
          <table:table-cell table:style-name="ce1" table:formula="of:=[.H13]/[.A13]" office:value-type="float" office:value="0.574221930791082" calcext:value-type="float">
            <text:p>0.5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26101" calcext:value-type="float">
            <text:p>2.226</text:p>
          </table:table-cell>
          <table:table-cell office:value-type="float" office:value="2.247422" calcext:value-type="float">
            <text:p>2.247</text:p>
          </table:table-cell>
          <table:table-cell office:value-type="float" office:value="2.250261" calcext:value-type="float">
            <text:p>2.250</text:p>
          </table:table-cell>
          <table:table-cell office:value-type="float" office:value="2.256441" calcext:value-type="float">
            <text:p>2.256</text:p>
          </table:table-cell>
          <table:table-cell office:value-type="float" office:value="2.245162" calcext:value-type="float">
            <text:p>2.245</text:p>
          </table:table-cell>
          <table:table-cell table:style-name="ce6" table:formula="of:=AVERAGE([.B14:.F14])" office:value-type="float" office:value="2.2450774" calcext:value-type="float">
            <text:p>2.245</text:p>
          </table:table-cell>
          <table:table-cell table:style-name="ce1" table:formula="of:=[.G$4]/[.G14]" office:value-type="float" office:value="6.12314167876796" calcext:value-type="float">
            <text:p>6.12</text:p>
          </table:table-cell>
          <table:table-cell table:style-name="ce1" table:formula="of:=[.H14]/[.A14]" office:value-type="float" office:value="0.55664924352436" calcext:value-type="float">
            <text:p>0.5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07207" calcext:value-type="float">
            <text:p>2.107</text:p>
          </table:table-cell>
          <table:table-cell office:value-type="float" office:value="2.114559" calcext:value-type="float">
            <text:p>2.115</text:p>
          </table:table-cell>
          <table:table-cell office:value-type="float" office:value="2.146576" calcext:value-type="float">
            <text:p>2.147</text:p>
          </table:table-cell>
          <table:table-cell office:value-type="float" office:value="2.116929" calcext:value-type="float">
            <text:p>2.117</text:p>
          </table:table-cell>
          <table:table-cell office:value-type="float" office:value="2.080882" calcext:value-type="float">
            <text:p>2.081</text:p>
          </table:table-cell>
          <table:table-cell table:style-name="ce6" table:formula="of:=AVERAGE([.B15:.F15])" office:value-type="float" office:value="2.1132306" calcext:value-type="float">
            <text:p>2.113</text:p>
          </table:table-cell>
          <table:table-cell table:style-name="ce1" table:formula="of:=[.G$4]/[.G15]" office:value-type="float" office:value="6.50517127662263" calcext:value-type="float">
            <text:p>6.51</text:p>
          </table:table-cell>
          <table:table-cell table:style-name="ce1" table:formula="of:=[.H15]/[.A15]" office:value-type="float" office:value="0.542097606385219" calcext:value-type="float">
            <text:p>0.5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023623" calcext:value-type="float">
            <text:p>2.024</text:p>
          </table:table-cell>
          <table:table-cell office:value-type="float" office:value="2.023634" calcext:value-type="float">
            <text:p>2.024</text:p>
          </table:table-cell>
          <table:table-cell office:value-type="float" office:value="2.029741" calcext:value-type="float">
            <text:p>2.030</text:p>
          </table:table-cell>
          <table:table-cell office:value-type="float" office:value="2.01636" calcext:value-type="float">
            <text:p>2.016</text:p>
          </table:table-cell>
          <table:table-cell office:value-type="float" office:value="2.000711" calcext:value-type="float">
            <text:p>2.001</text:p>
          </table:table-cell>
          <table:table-cell table:style-name="ce6" table:formula="of:=AVERAGE([.B16:.F16])" office:value-type="float" office:value="2.0188138" calcext:value-type="float">
            <text:p>2.019</text:p>
          </table:table-cell>
          <table:table-cell table:style-name="ce1" table:formula="of:=[.G$4]/[.G16]" office:value-type="float" office:value="6.80940807914033" calcext:value-type="float">
            <text:p>6.81</text:p>
          </table:table-cell>
          <table:table-cell table:style-name="ce1" table:formula="of:=[.H16]/[.A16]" office:value-type="float" office:value="0.523800621472333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2065" calcext:value-type="float">
            <text:p>1.921</text:p>
          </table:table-cell>
          <table:table-cell office:value-type="float" office:value="1.890927" calcext:value-type="float">
            <text:p>1.891</text:p>
          </table:table-cell>
          <table:table-cell office:value-type="float" office:value="1.891217" calcext:value-type="float">
            <text:p>1.891</text:p>
          </table:table-cell>
          <table:table-cell office:value-type="float" office:value="1.899729" calcext:value-type="float">
            <text:p>1.900</text:p>
          </table:table-cell>
          <table:table-cell office:value-type="float" office:value="1.897708" calcext:value-type="float">
            <text:p>1.898</text:p>
          </table:table-cell>
          <table:table-cell table:style-name="ce6" table:formula="of:=AVERAGE([.B17:.F17])" office:value-type="float" office:value="1.9000462" calcext:value-type="float">
            <text:p>1.900</text:p>
          </table:table-cell>
          <table:table-cell table:style-name="ce1" table:formula="of:=[.G$4]/[.G17]" office:value-type="float" office:value="7.23504881091839" calcext:value-type="float">
            <text:p>7.24</text:p>
          </table:table-cell>
          <table:table-cell table:style-name="ce1" table:formula="of:=[.H17]/[.A17]" office:value-type="float" office:value="0.516789200779885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32044" calcext:value-type="float">
            <text:p>1.832</text:p>
          </table:table-cell>
          <table:table-cell office:value-type="float" office:value="1.821984" calcext:value-type="float">
            <text:p>1.822</text:p>
          </table:table-cell>
          <table:table-cell office:value-type="float" office:value="1.834787" calcext:value-type="float">
            <text:p>1.835</text:p>
          </table:table-cell>
          <table:table-cell office:value-type="float" office:value="1.83513" calcext:value-type="float">
            <text:p>1.835</text:p>
          </table:table-cell>
          <table:table-cell office:value-type="float" office:value="1.834626" calcext:value-type="float">
            <text:p>1.835</text:p>
          </table:table-cell>
          <table:table-cell table:style-name="ce6" table:formula="of:=AVERAGE([.B18:.F18])" office:value-type="float" office:value="1.8317142" calcext:value-type="float">
            <text:p>1.832</text:p>
          </table:table-cell>
          <table:table-cell table:style-name="ce1" table:formula="of:=[.G$4]/[.G18]" office:value-type="float" office:value="7.50495191880917" calcext:value-type="float">
            <text:p>7.50</text:p>
          </table:table-cell>
          <table:table-cell table:style-name="ce1" table:formula="of:=[.H18]/[.A18]" office:value-type="float" office:value="0.500330127920611" calcext:value-type="float">
            <text:p>0.5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48538" calcext:value-type="float">
            <text:p>1.749</text:p>
          </table:table-cell>
          <table:table-cell office:value-type="float" office:value="1.744414" calcext:value-type="float">
            <text:p>1.744</text:p>
          </table:table-cell>
          <table:table-cell office:value-type="float" office:value="1.759476" calcext:value-type="float">
            <text:p>1.759</text:p>
          </table:table-cell>
          <table:table-cell office:value-type="float" office:value="1.744508" calcext:value-type="float">
            <text:p>1.745</text:p>
          </table:table-cell>
          <table:table-cell office:value-type="float" office:value="1.758916" calcext:value-type="float">
            <text:p>1.759</text:p>
          </table:table-cell>
          <table:table-cell table:style-name="ce6" table:formula="of:=AVERAGE([.B19:.F19])" office:value-type="float" office:value="1.7511704" calcext:value-type="float">
            <text:p>1.751</text:p>
          </table:table-cell>
          <table:table-cell table:style-name="ce1" table:formula="of:=[.G$4]/[.G19]" office:value-type="float" office:value="7.85013668572744" calcext:value-type="float">
            <text:p>7.85</text:p>
          </table:table-cell>
          <table:table-cell table:style-name="ce1" table:formula="of:=[.H19]/[.A19]" office:value-type="float" office:value="0.490633542857965" calcext:value-type="float">
            <text:p>0.4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64808" calcext:value-type="float">
            <text:p>1.765</text:p>
          </table:table-cell>
          <table:table-cell office:value-type="float" office:value="1.756873" calcext:value-type="float">
            <text:p>1.757</text:p>
          </table:table-cell>
          <table:table-cell office:value-type="float" office:value="1.772103" calcext:value-type="float">
            <text:p>1.772</text:p>
          </table:table-cell>
          <table:table-cell office:value-type="float" office:value="1.739303" calcext:value-type="float">
            <text:p>1.739</text:p>
          </table:table-cell>
          <table:table-cell office:value-type="float" office:value="1.773576" calcext:value-type="float">
            <text:p>1.774</text:p>
          </table:table-cell>
          <table:table-cell table:style-name="ce6" table:formula="of:=AVERAGE([.B20:.F20])" office:value-type="float" office:value="1.7613326" calcext:value-type="float">
            <text:p>1.761</text:p>
          </table:table-cell>
          <table:table-cell table:style-name="ce1" table:formula="of:=[.G$4]/[.G20]" office:value-type="float" office:value="7.8048444683304" calcext:value-type="float">
            <text:p>7.80</text:p>
          </table:table-cell>
          <table:table-cell table:style-name="ce1" table:formula="of:=[.H20]/[.A20]" office:value-type="float" office:value="0.459108498137082" calcext:value-type="float">
            <text:p>0.4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11636" calcext:value-type="float">
            <text:p>1.712</text:p>
          </table:table-cell>
          <table:table-cell office:value-type="float" office:value="1.71559" calcext:value-type="float">
            <text:p>1.716</text:p>
          </table:table-cell>
          <table:table-cell office:value-type="float" office:value="1.713151" calcext:value-type="float">
            <text:p>1.713</text:p>
          </table:table-cell>
          <table:table-cell office:value-type="float" office:value="1.709011" calcext:value-type="float">
            <text:p>1.709</text:p>
          </table:table-cell>
          <table:table-cell office:value-type="float" office:value="1.712148" calcext:value-type="float">
            <text:p>1.712</text:p>
          </table:table-cell>
          <table:table-cell table:style-name="ce6" table:formula="of:=AVERAGE([.B21:.F21])" office:value-type="float" office:value="1.7123072" calcext:value-type="float">
            <text:p>1.712</text:p>
          </table:table-cell>
          <table:table-cell table:style-name="ce1" table:formula="of:=[.G$4]/[.G21]" office:value-type="float" office:value="8.02830648612585" calcext:value-type="float">
            <text:p>8.03</text:p>
          </table:table-cell>
          <table:table-cell table:style-name="ce1" table:formula="of:=[.H21]/[.A21]" office:value-type="float" office:value="0.446017027006992" calcext:value-type="float">
            <text:p>0.4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46306" calcext:value-type="float">
            <text:p>1.646</text:p>
          </table:table-cell>
          <table:table-cell office:value-type="float" office:value="1.650234" calcext:value-type="float">
            <text:p>1.650</text:p>
          </table:table-cell>
          <table:table-cell office:value-type="float" office:value="1.644704" calcext:value-type="float">
            <text:p>1.645</text:p>
          </table:table-cell>
          <table:table-cell office:value-type="float" office:value="1.641569" calcext:value-type="float">
            <text:p>1.642</text:p>
          </table:table-cell>
          <table:table-cell office:value-type="float" office:value="1.677856" calcext:value-type="float">
            <text:p>1.678</text:p>
          </table:table-cell>
          <table:table-cell table:style-name="ce6" table:formula="of:=AVERAGE([.B22:.F22])" office:value-type="float" office:value="1.6521338" calcext:value-type="float">
            <text:p>1.652</text:p>
          </table:table-cell>
          <table:table-cell table:style-name="ce1" table:formula="of:=[.G$4]/[.G22]" office:value-type="float" office:value="8.32071046545988" calcext:value-type="float">
            <text:p>8.32</text:p>
          </table:table-cell>
          <table:table-cell table:style-name="ce1" table:formula="of:=[.H22]/[.A22]" office:value-type="float" office:value="0.437932129761046" calcext:value-type="float">
            <text:p>0.4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93131" calcext:value-type="float">
            <text:p>1.593</text:p>
          </table:table-cell>
          <table:table-cell office:value-type="float" office:value="1.609272" calcext:value-type="float">
            <text:p>1.609</text:p>
          </table:table-cell>
          <table:table-cell office:value-type="float" office:value="1.604584" calcext:value-type="float">
            <text:p>1.605</text:p>
          </table:table-cell>
          <table:table-cell office:value-type="float" office:value="1.653271" calcext:value-type="float">
            <text:p>1.653</text:p>
          </table:table-cell>
          <table:table-cell office:value-type="float" office:value="1.611295" calcext:value-type="float">
            <text:p>1.611</text:p>
          </table:table-cell>
          <table:table-cell table:style-name="ce6" table:formula="of:=AVERAGE([.B23:.F23])" office:value-type="float" office:value="1.6143106" calcext:value-type="float">
            <text:p>1.614</text:p>
          </table:table-cell>
          <table:table-cell table:style-name="ce1" table:formula="of:=[.G$4]/[.G23]" office:value-type="float" office:value="8.51566420984908" calcext:value-type="float">
            <text:p>8.52</text:p>
          </table:table-cell>
          <table:table-cell table:style-name="ce1" table:formula="of:=[.H23]/[.A23]" office:value-type="float" office:value="0.425783210492454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67164" calcext:value-type="float">
            <text:p>1.567</text:p>
          </table:table-cell>
          <table:table-cell office:value-type="float" office:value="1.552411" calcext:value-type="float">
            <text:p>1.552</text:p>
          </table:table-cell>
          <table:table-cell office:value-type="float" office:value="1.551922" calcext:value-type="float">
            <text:p>1.552</text:p>
          </table:table-cell>
          <table:table-cell office:value-type="float" office:value="1.569297" calcext:value-type="float">
            <text:p>1.569</text:p>
          </table:table-cell>
          <table:table-cell office:value-type="float" office:value="1.558087" calcext:value-type="float">
            <text:p>1.558</text:p>
          </table:table-cell>
          <table:table-cell table:style-name="ce6" table:formula="of:=AVERAGE([.B24:.F24])" office:value-type="float" office:value="1.5597762" calcext:value-type="float">
            <text:p>1.560</text:p>
          </table:table-cell>
          <table:table-cell table:style-name="ce1" table:formula="of:=[.G$4]/[.G24]" office:value-type="float" office:value="8.81339707581126" calcext:value-type="float">
            <text:p>8.81</text:p>
          </table:table-cell>
          <table:table-cell table:style-name="ce1" table:formula="of:=[.H24]/[.A24]" office:value-type="float" office:value="0.419685575038632" calcext:value-type="float">
            <text:p>0.42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99214" calcext:value-type="float">
            <text:p>1.499</text:p>
          </table:table-cell>
          <table:table-cell office:value-type="float" office:value="1.510753" calcext:value-type="float">
            <text:p>1.511</text:p>
          </table:table-cell>
          <table:table-cell office:value-type="float" office:value="1.513798" calcext:value-type="float">
            <text:p>1.514</text:p>
          </table:table-cell>
          <table:table-cell office:value-type="float" office:value="1.570534" calcext:value-type="float">
            <text:p>1.571</text:p>
          </table:table-cell>
          <table:table-cell office:value-type="float" office:value="1.56769" calcext:value-type="float">
            <text:p>1.568</text:p>
          </table:table-cell>
          <table:table-cell table:style-name="ce6" table:formula="of:=AVERAGE([.B25:.F25])" office:value-type="float" office:value="1.5323978" calcext:value-type="float">
            <text:p>1.532</text:p>
          </table:table-cell>
          <table:table-cell table:style-name="ce1" table:formula="of:=[.G$4]/[.G25]" office:value-type="float" office:value="8.97086056897236" calcext:value-type="float">
            <text:p>8.97</text:p>
          </table:table-cell>
          <table:table-cell table:style-name="ce1" table:formula="of:=[.H25]/[.A25]" office:value-type="float" office:value="0.407766389498744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63208" calcext:value-type="float">
            <text:p>1.463</text:p>
          </table:table-cell>
          <table:table-cell office:value-type="float" office:value="1.472458" calcext:value-type="float">
            <text:p>1.472</text:p>
          </table:table-cell>
          <table:table-cell office:value-type="float" office:value="1.44722" calcext:value-type="float">
            <text:p>1.447</text:p>
          </table:table-cell>
          <table:table-cell office:value-type="float" office:value="1.470984" calcext:value-type="float">
            <text:p>1.471</text:p>
          </table:table-cell>
          <table:table-cell office:value-type="float" office:value="1.466328" calcext:value-type="float">
            <text:p>1.466</text:p>
          </table:table-cell>
          <table:table-cell table:style-name="ce6" table:formula="of:=AVERAGE([.B26:.F26])" office:value-type="float" office:value="1.4640396" calcext:value-type="float">
            <text:p>1.464</text:p>
          </table:table-cell>
          <table:table-cell table:style-name="ce1" table:formula="of:=[.G$4]/[.G26]" office:value-type="float" office:value="9.3897234746929" calcext:value-type="float">
            <text:p>9.39</text:p>
          </table:table-cell>
          <table:table-cell table:style-name="ce1" table:formula="of:=[.H26]/[.A26]" office:value-type="float" office:value="0.408248846725778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31127" calcext:value-type="float">
            <text:p>1.431</text:p>
          </table:table-cell>
          <table:table-cell office:value-type="float" office:value="1.4286" calcext:value-type="float">
            <text:p>1.429</text:p>
          </table:table-cell>
          <table:table-cell office:value-type="float" office:value="1.406779" calcext:value-type="float">
            <text:p>1.407</text:p>
          </table:table-cell>
          <table:table-cell office:value-type="float" office:value="1.435614" calcext:value-type="float">
            <text:p>1.436</text:p>
          </table:table-cell>
          <table:table-cell office:value-type="float" office:value="1.42131" calcext:value-type="float">
            <text:p>1.421</text:p>
          </table:table-cell>
          <table:table-cell table:style-name="ce6" table:formula="of:=AVERAGE([.B27:.F27])" office:value-type="float" office:value="1.424686" calcext:value-type="float">
            <text:p>1.425</text:p>
          </table:table-cell>
          <table:table-cell table:style-name="ce1" table:formula="of:=[.G$4]/[.G27]" office:value-type="float" office:value="9.64909250178636" calcext:value-type="float">
            <text:p>9.65</text:p>
          </table:table-cell>
          <table:table-cell table:style-name="ce1" table:formula="of:=[.H27]/[.A27]" office:value-type="float" office:value="0.402045520907765" calcext:value-type="float">
            <text:p>0.4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ynamic</text:p>
          </table:table-cell>
          <table:table-cell table:style-name="ce7" table:number-columns-repeated="5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t4</text:p>
          </table:table-cell>
          <table:table-cell table:style-name="ce7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48295" calcext:value-type="float">
            <text:p>13.748</text:p>
          </table:table-cell>
          <table:table-cell office:value-type="float" office:value="13.737059" calcext:value-type="float">
            <text:p>13.737</text:p>
          </table:table-cell>
          <table:table-cell office:value-type="float" office:value="13.720768" calcext:value-type="float">
            <text:p>13.721</text:p>
          </table:table-cell>
          <table:table-cell office:value-type="float" office:value="13.724425" calcext:value-type="float">
            <text:p>13.724</text:p>
          </table:table-cell>
          <table:table-cell office:value-type="float" office:value="13.720954" calcext:value-type="float">
            <text:p>13.721</text:p>
          </table:table-cell>
          <table:table-cell table:style-name="ce6" table:formula="of:=AVERAGE([.B30:.F30])" office:value-type="float" office:value="13.7303002" calcext:value-type="float">
            <text:p>13.730</text:p>
          </table:table-cell>
          <table:table-cell table:style-name="ce1" table:formula="of:=[.G$4]/[.G30]" office:value-type="float" office:value="1.00121095677136" calcext:value-type="float">
            <text:p>1.00</text:p>
          </table:table-cell>
          <table:table-cell table:style-name="ce1" table:formula="of:=[.H30]/[.A30]" office:value-type="float" office:value="1.00121095677136" calcext:value-type="float">
            <text:p>1.00</text:p>
          </table:table-cell>
          <table:table-cell>
            <draw:frame draw:z-index="1" draw:style-name="gr1" draw:text-style-name="P1" svg:width="6.2992in" svg:height="3.8543in" svg:x="0.287in" svg:y="0.0209in">
              <draw:object draw:notify-on-update-of-ranges="'strong-scaling'.A4:'strong-scaling'.A27 'strong-scaling'.A2:'strong-scaling'.A2 'strong-scaling'.G4:'strong-scaling'.G27 'strong-scaling'.A54:'strong-scaling'.A54 'strong-scaling'.G56:'strong-scaling'.G79 'strong-scaling'.A80:'strong-scaling'.A80 'strong-scaling'.G82:'strong-scaling'.G105 'strong-scaling'.A28:'strong-scaling'.A28 'strong-scaling'.G30:'strong-scaling'.G5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07073" calcext:value-type="float">
            <text:p>7.107</text:p>
          </table:table-cell>
          <table:table-cell office:value-type="float" office:value="7.1087" calcext:value-type="float">
            <text:p>7.109</text:p>
          </table:table-cell>
          <table:table-cell office:value-type="float" office:value="7.130309" calcext:value-type="float">
            <text:p>7.130</text:p>
          </table:table-cell>
          <table:table-cell office:value-type="float" office:value="7.110829" calcext:value-type="float">
            <text:p>7.111</text:p>
          </table:table-cell>
          <table:table-cell office:value-type="float" office:value="7.127993" calcext:value-type="float">
            <text:p>7.128</text:p>
          </table:table-cell>
          <table:table-cell table:style-name="ce6" table:formula="of:=AVERAGE([.B31:.F31])" office:value-type="float" office:value="7.1169808" calcext:value-type="float">
            <text:p>7.117</text:p>
          </table:table-cell>
          <table:table-cell table:style-name="ce1" table:formula="of:=[.G$4]/[.G31]" office:value-type="float" office:value="1.9315672454814" calcext:value-type="float">
            <text:p>1.93</text:p>
          </table:table-cell>
          <table:table-cell table:style-name="ce1" table:formula="of:=[.H31]/[.A31]" office:value-type="float" office:value="0.965783622740699" calcext:value-type="float">
            <text:p>0.9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50665" calcext:value-type="float">
            <text:p>4.751</text:p>
          </table:table-cell>
          <table:table-cell office:value-type="float" office:value="4.760084" calcext:value-type="float">
            <text:p>4.760</text:p>
          </table:table-cell>
          <table:table-cell office:value-type="float" office:value="4.753571" calcext:value-type="float">
            <text:p>4.754</text:p>
          </table:table-cell>
          <table:table-cell office:value-type="float" office:value="4.761094" calcext:value-type="float">
            <text:p>4.761</text:p>
          </table:table-cell>
          <table:table-cell office:value-type="float" office:value="4.758454" calcext:value-type="float">
            <text:p>4.758</text:p>
          </table:table-cell>
          <table:table-cell table:style-name="ce6" table:formula="of:=AVERAGE([.B32:.F32])" office:value-type="float" office:value="4.7567736" calcext:value-type="float">
            <text:p>4.757</text:p>
          </table:table-cell>
          <table:table-cell table:style-name="ce1" table:formula="of:=[.G$4]/[.G32]" office:value-type="float" office:value="2.88996873847433" calcext:value-type="float">
            <text:p>2.89</text:p>
          </table:table-cell>
          <table:table-cell table:style-name="ce1" table:formula="of:=[.H32]/[.A32]" office:value-type="float" office:value="0.963322912824777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97613" calcext:value-type="float">
            <text:p>3.598</text:p>
          </table:table-cell>
          <table:table-cell office:value-type="float" office:value="3.634911" calcext:value-type="float">
            <text:p>3.635</text:p>
          </table:table-cell>
          <table:table-cell office:value-type="float" office:value="3.63906" calcext:value-type="float">
            <text:p>3.639</text:p>
          </table:table-cell>
          <table:table-cell office:value-type="float" office:value="3.62219" calcext:value-type="float">
            <text:p>3.622</text:p>
          </table:table-cell>
          <table:table-cell office:value-type="float" office:value="3.628936" calcext:value-type="float">
            <text:p>3.629</text:p>
          </table:table-cell>
          <table:table-cell table:style-name="ce6" table:formula="of:=AVERAGE([.B33:.F33])" office:value-type="float" office:value="3.624542" calcext:value-type="float">
            <text:p>3.625</text:p>
          </table:table-cell>
          <table:table-cell table:style-name="ce1" table:formula="of:=[.G$4]/[.G33]" office:value-type="float" office:value="3.79273491657705" calcext:value-type="float">
            <text:p>3.79</text:p>
          </table:table-cell>
          <table:table-cell table:style-name="ce1" table:formula="of:=[.H33]/[.A33]" office:value-type="float" office:value="0.948183729144262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09532" calcext:value-type="float">
            <text:p>2.910</text:p>
          </table:table-cell>
          <table:table-cell office:value-type="float" office:value="2.911605" calcext:value-type="float">
            <text:p>2.912</text:p>
          </table:table-cell>
          <table:table-cell office:value-type="float" office:value="2.912849" calcext:value-type="float">
            <text:p>2.913</text:p>
          </table:table-cell>
          <table:table-cell office:value-type="float" office:value="2.911536" calcext:value-type="float">
            <text:p>2.912</text:p>
          </table:table-cell>
          <table:table-cell office:value-type="float" office:value="2.912748" calcext:value-type="float">
            <text:p>2.913</text:p>
          </table:table-cell>
          <table:table-cell table:style-name="ce6" table:formula="of:=AVERAGE([.B34:.F34])" office:value-type="float" office:value="2.911654" calcext:value-type="float">
            <text:p>2.912</text:p>
          </table:table-cell>
          <table:table-cell table:style-name="ce1" table:formula="of:=[.G$4]/[.G34]" office:value-type="float" office:value="4.72134635502707" calcext:value-type="float">
            <text:p>4.72</text:p>
          </table:table-cell>
          <table:table-cell table:style-name="ce1" table:formula="of:=[.H34]/[.A34]" office:value-type="float" office:value="0.944269271005415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7544" calcext:value-type="float">
            <text:p>2.558</text:p>
          </table:table-cell>
          <table:table-cell office:value-type="float" office:value="2.654666" calcext:value-type="float">
            <text:p>2.655</text:p>
          </table:table-cell>
          <table:table-cell office:value-type="float" office:value="2.639451" calcext:value-type="float">
            <text:p>2.639</text:p>
          </table:table-cell>
          <table:table-cell office:value-type="float" office:value="2.643768" calcext:value-type="float">
            <text:p>2.644</text:p>
          </table:table-cell>
          <table:table-cell office:value-type="float" office:value="2.640873" calcext:value-type="float">
            <text:p>2.641</text:p>
          </table:table-cell>
          <table:table-cell table:style-name="ce6" table:formula="of:=AVERAGE([.B35:.F35])" office:value-type="float" office:value="2.6272604" calcext:value-type="float">
            <text:p>2.627</text:p>
          </table:table-cell>
          <table:table-cell table:style-name="ce1" table:formula="of:=[.G$4]/[.G35]" office:value-type="float" office:value="5.23241891058838" calcext:value-type="float">
            <text:p>5.23</text:p>
          </table:table-cell>
          <table:table-cell table:style-name="ce1" table:formula="of:=[.H35]/[.A35]" office:value-type="float" office:value="0.872069818431397" calcext:value-type="float">
            <text:p>0.8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68455" calcext:value-type="float">
            <text:p>2.368</text:p>
          </table:table-cell>
          <table:table-cell office:value-type="float" office:value="2.3657" calcext:value-type="float">
            <text:p>2.366</text:p>
          </table:table-cell>
          <table:table-cell office:value-type="float" office:value="2.358916" calcext:value-type="float">
            <text:p>2.359</text:p>
          </table:table-cell>
          <table:table-cell office:value-type="float" office:value="2.373526" calcext:value-type="float">
            <text:p>2.374</text:p>
          </table:table-cell>
          <table:table-cell office:value-type="float" office:value="2.354716" calcext:value-type="float">
            <text:p>2.355</text:p>
          </table:table-cell>
          <table:table-cell table:style-name="ce6" table:formula="of:=AVERAGE([.B36:.F36])" office:value-type="float" office:value="2.3642626" calcext:value-type="float">
            <text:p>2.364</text:p>
          </table:table-cell>
          <table:table-cell table:style-name="ce1" table:formula="of:=[.G$4]/[.G36]" office:value-type="float" office:value="5.81446705623986" calcext:value-type="float">
            <text:p>5.81</text:p>
          </table:table-cell>
          <table:table-cell table:style-name="ce1" table:formula="of:=[.H36]/[.A36]" office:value-type="float" office:value="0.830638150891409" calcext:value-type="float">
            <text:p>0.8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4869" calcext:value-type="float">
            <text:p>2.195</text:p>
          </table:table-cell>
          <table:table-cell office:value-type="float" office:value="2.198006" calcext:value-type="float">
            <text:p>2.198</text:p>
          </table:table-cell>
          <table:table-cell office:value-type="float" office:value="2.198086" calcext:value-type="float">
            <text:p>2.198</text:p>
          </table:table-cell>
          <table:table-cell office:value-type="float" office:value="2.194464" calcext:value-type="float">
            <text:p>2.194</text:p>
          </table:table-cell>
          <table:table-cell office:value-type="float" office:value="2.202055" calcext:value-type="float">
            <text:p>2.202</text:p>
          </table:table-cell>
          <table:table-cell table:style-name="ce6" table:formula="of:=AVERAGE([.B37:.F37])" office:value-type="float" office:value="2.197496" calcext:value-type="float">
            <text:p>2.197</text:p>
          </table:table-cell>
          <table:table-cell table:style-name="ce1" table:formula="of:=[.G$4]/[.G37]" office:value-type="float" office:value="6.25572333237467" calcext:value-type="float">
            <text:p>6.26</text:p>
          </table:table-cell>
          <table:table-cell table:style-name="ce1" table:formula="of:=[.H37]/[.A37]" office:value-type="float" office:value="0.781965416546833" calcext:value-type="float">
            <text:p>0.7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90124" calcext:value-type="float">
            <text:p>2.090</text:p>
          </table:table-cell>
          <table:table-cell office:value-type="float" office:value="2.097469" calcext:value-type="float">
            <text:p>2.097</text:p>
          </table:table-cell>
          <table:table-cell office:value-type="float" office:value="2.092695" calcext:value-type="float">
            <text:p>2.093</text:p>
          </table:table-cell>
          <table:table-cell office:value-type="float" office:value="2.095686" calcext:value-type="float">
            <text:p>2.096</text:p>
          </table:table-cell>
          <table:table-cell office:value-type="float" office:value="2.092983" calcext:value-type="float">
            <text:p>2.093</text:p>
          </table:table-cell>
          <table:table-cell table:style-name="ce6" table:formula="of:=AVERAGE([.B38:.F38])" office:value-type="float" office:value="2.0937914" calcext:value-type="float">
            <text:p>2.094</text:p>
          </table:table-cell>
          <table:table-cell table:style-name="ce1" table:formula="of:=[.G$4]/[.G38]" office:value-type="float" office:value="6.56556665578051" calcext:value-type="float">
            <text:p>6.57</text:p>
          </table:table-cell>
          <table:table-cell table:style-name="ce1" table:formula="of:=[.H38]/[.A38]" office:value-type="float" office:value="0.729507406197835" calcext:value-type="float">
            <text:p>0.7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00279" calcext:value-type="float">
            <text:p>2.000</text:p>
          </table:table-cell>
          <table:table-cell office:value-type="float" office:value="1.992379" calcext:value-type="float">
            <text:p>1.992</text:p>
          </table:table-cell>
          <table:table-cell office:value-type="float" office:value="1.995762" calcext:value-type="float">
            <text:p>1.996</text:p>
          </table:table-cell>
          <table:table-cell office:value-type="float" office:value="1.997242" calcext:value-type="float">
            <text:p>1.997</text:p>
          </table:table-cell>
          <table:table-cell office:value-type="float" office:value="1.994936" calcext:value-type="float">
            <text:p>1.995</text:p>
          </table:table-cell>
          <table:table-cell table:style-name="ce6" table:formula="of:=AVERAGE([.B39:.F39])" office:value-type="float" office:value="1.9961196" calcext:value-type="float">
            <text:p>1.996</text:p>
          </table:table-cell>
          <table:table-cell table:style-name="ce1" table:formula="of:=[.G$4]/[.G39]" office:value-type="float" office:value="6.88682531848292" calcext:value-type="float">
            <text:p>6.89</text:p>
          </table:table-cell>
          <table:table-cell table:style-name="ce1" table:formula="of:=[.H39]/[.A39]" office:value-type="float" office:value="0.688682531848292" calcext:value-type="float">
            <text:p>0.69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18966" calcext:value-type="float">
            <text:p>1.919</text:p>
          </table:table-cell>
          <table:table-cell office:value-type="float" office:value="1.913549" calcext:value-type="float">
            <text:p>1.914</text:p>
          </table:table-cell>
          <table:table-cell office:value-type="float" office:value="1.919764" calcext:value-type="float">
            <text:p>1.920</text:p>
          </table:table-cell>
          <table:table-cell office:value-type="float" office:value="1.917466" calcext:value-type="float">
            <text:p>1.917</text:p>
          </table:table-cell>
          <table:table-cell office:value-type="float" office:value="1.914786" calcext:value-type="float">
            <text:p>1.915</text:p>
          </table:table-cell>
          <table:table-cell table:style-name="ce6" table:formula="of:=AVERAGE([.B40:.F40])" office:value-type="float" office:value="1.9169062" calcext:value-type="float">
            <text:p>1.917</text:p>
          </table:table-cell>
          <table:table-cell table:style-name="ce1" table:formula="of:=[.G$4]/[.G40]" office:value-type="float" office:value="7.17141349952335" calcext:value-type="float">
            <text:p>7.17</text:p>
          </table:table-cell>
          <table:table-cell table:style-name="ce1" table:formula="of:=[.H40]/[.A40]" office:value-type="float" office:value="0.6519466817748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43666" calcext:value-type="float">
            <text:p>1.844</text:p>
          </table:table-cell>
          <table:table-cell office:value-type="float" office:value="1.838233" calcext:value-type="float">
            <text:p>1.838</text:p>
          </table:table-cell>
          <table:table-cell office:value-type="float" office:value="1.837504" calcext:value-type="float">
            <text:p>1.838</text:p>
          </table:table-cell>
          <table:table-cell office:value-type="float" office:value="1.837131" calcext:value-type="float">
            <text:p>1.837</text:p>
          </table:table-cell>
          <table:table-cell office:value-type="float" office:value="1.843945" calcext:value-type="float">
            <text:p>1.844</text:p>
          </table:table-cell>
          <table:table-cell table:style-name="ce6" table:formula="of:=AVERAGE([.B41:.F41])" office:value-type="float" office:value="1.8400958" calcext:value-type="float">
            <text:p>1.840</text:p>
          </table:table-cell>
          <table:table-cell table:style-name="ce1" table:formula="of:=[.G$4]/[.G41]" office:value-type="float" office:value="7.47076701115235" calcext:value-type="float">
            <text:p>7.47</text:p>
          </table:table-cell>
          <table:table-cell table:style-name="ce1" table:formula="of:=[.H41]/[.A41]" office:value-type="float" office:value="0.62256391759603" calcext:value-type="float">
            <text:p>0.6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73099" calcext:value-type="float">
            <text:p>1.773</text:p>
          </table:table-cell>
          <table:table-cell office:value-type="float" office:value="1.77317" calcext:value-type="float">
            <text:p>1.773</text:p>
          </table:table-cell>
          <table:table-cell office:value-type="float" office:value="1.772096" calcext:value-type="float">
            <text:p>1.772</text:p>
          </table:table-cell>
          <table:table-cell office:value-type="float" office:value="1.771517" calcext:value-type="float">
            <text:p>1.772</text:p>
          </table:table-cell>
          <table:table-cell office:value-type="float" office:value="1.770809" calcext:value-type="float">
            <text:p>1.771</text:p>
          </table:table-cell>
          <table:table-cell table:style-name="ce6" table:formula="of:=AVERAGE([.B42:.F42])" office:value-type="float" office:value="1.7721382" calcext:value-type="float">
            <text:p>1.772</text:p>
          </table:table-cell>
          <table:table-cell table:style-name="ce1" table:formula="of:=[.G$4]/[.G42]" office:value-type="float" office:value="7.75725448500574" calcext:value-type="float">
            <text:p>7.76</text:p>
          </table:table-cell>
          <table:table-cell table:style-name="ce1" table:formula="of:=[.H42]/[.A42]" office:value-type="float" office:value="0.59671188346198" calcext:value-type="float">
            <text:p>0.6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07327" calcext:value-type="float">
            <text:p>1.707</text:p>
          </table:table-cell>
          <table:table-cell office:value-type="float" office:value="1.70307" calcext:value-type="float">
            <text:p>1.703</text:p>
          </table:table-cell>
          <table:table-cell office:value-type="float" office:value="1.699226" calcext:value-type="float">
            <text:p>1.699</text:p>
          </table:table-cell>
          <table:table-cell office:value-type="float" office:value="1.706199" calcext:value-type="float">
            <text:p>1.706</text:p>
          </table:table-cell>
          <table:table-cell office:value-type="float" office:value="1.703599" calcext:value-type="float">
            <text:p>1.704</text:p>
          </table:table-cell>
          <table:table-cell table:style-name="ce6" table:formula="of:=AVERAGE([.B43:.F43])" office:value-type="float" office:value="1.7038842" calcext:value-type="float">
            <text:p>1.704</text:p>
          </table:table-cell>
          <table:table-cell table:style-name="ce1" table:formula="of:=[.G$4]/[.G43]" office:value-type="float" office:value="8.06799370520602" calcext:value-type="float">
            <text:p>8.07</text:p>
          </table:table-cell>
          <table:table-cell table:style-name="ce1" table:formula="of:=[.H43]/[.A43]" office:value-type="float" office:value="0.576285264657573" calcext:value-type="float">
            <text:p>0.5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57952" calcext:value-type="float">
            <text:p>1.658</text:p>
          </table:table-cell>
          <table:table-cell office:value-type="float" office:value="1.66483" calcext:value-type="float">
            <text:p>1.665</text:p>
          </table:table-cell>
          <table:table-cell office:value-type="float" office:value="1.662217" calcext:value-type="float">
            <text:p>1.662</text:p>
          </table:table-cell>
          <table:table-cell office:value-type="float" office:value="1.65862" calcext:value-type="float">
            <text:p>1.659</text:p>
          </table:table-cell>
          <table:table-cell office:value-type="float" office:value="1.660407" calcext:value-type="float">
            <text:p>1.660</text:p>
          </table:table-cell>
          <table:table-cell table:style-name="ce6" table:formula="of:=AVERAGE([.B44:.F44])" office:value-type="float" office:value="1.6608052" calcext:value-type="float">
            <text:p>1.661</text:p>
          </table:table-cell>
          <table:table-cell table:style-name="ce1" table:formula="of:=[.G$4]/[.G44]" office:value-type="float" office:value="8.27726635248974" calcext:value-type="float">
            <text:p>8.28</text:p>
          </table:table-cell>
          <table:table-cell table:style-name="ce1" table:formula="of:=[.H44]/[.A44]" office:value-type="float" office:value="0.55181775683265" calcext:value-type="float">
            <text:p>0.5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969" calcext:value-type="float">
            <text:p>1.597</text:p>
          </table:table-cell>
          <table:table-cell office:value-type="float" office:value="1.603937" calcext:value-type="float">
            <text:p>1.604</text:p>
          </table:table-cell>
          <table:table-cell office:value-type="float" office:value="1.601445" calcext:value-type="float">
            <text:p>1.601</text:p>
          </table:table-cell>
          <table:table-cell office:value-type="float" office:value="1.597799" calcext:value-type="float">
            <text:p>1.598</text:p>
          </table:table-cell>
          <table:table-cell office:value-type="float" office:value="1.598443" calcext:value-type="float">
            <text:p>1.598</text:p>
          </table:table-cell>
          <table:table-cell table:style-name="ce6" table:formula="of:=AVERAGE([.B45:.F45])" office:value-type="float" office:value="1.5997048" calcext:value-type="float">
            <text:p>1.600</text:p>
          </table:table-cell>
          <table:table-cell table:style-name="ce1" table:formula="of:=[.G$4]/[.G45]" office:value-type="float" office:value="8.59341486004168" calcext:value-type="float">
            <text:p>8.59</text:p>
          </table:table-cell>
          <table:table-cell table:style-name="ce1" table:formula="of:=[.H45]/[.A45]" office:value-type="float" office:value="0.537088428752605" calcext:value-type="float">
            <text:p>0.54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52256" calcext:value-type="float">
            <text:p>1.552</text:p>
          </table:table-cell>
          <table:table-cell office:value-type="float" office:value="1.566197" calcext:value-type="float">
            <text:p>1.566</text:p>
          </table:table-cell>
          <table:table-cell office:value-type="float" office:value="1.571331" calcext:value-type="float">
            <text:p>1.571</text:p>
          </table:table-cell>
          <table:table-cell office:value-type="float" office:value="1.563823" calcext:value-type="float">
            <text:p>1.564</text:p>
          </table:table-cell>
          <table:table-cell office:value-type="float" office:value="1.568679" calcext:value-type="float">
            <text:p>1.569</text:p>
          </table:table-cell>
          <table:table-cell table:style-name="ce6" table:formula="of:=AVERAGE([.B46:.F46])" office:value-type="float" office:value="1.5644572" calcext:value-type="float">
            <text:p>1.564</text:p>
          </table:table-cell>
          <table:table-cell table:style-name="ce1" table:formula="of:=[.G$4]/[.G46]" office:value-type="float" office:value="8.78702658020942" calcext:value-type="float">
            <text:p>8.79</text:p>
          </table:table-cell>
          <table:table-cell table:style-name="ce1" table:formula="of:=[.H46]/[.A46]" office:value-type="float" office:value="0.516883916482907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39019" calcext:value-type="float">
            <text:p>1.539</text:p>
          </table:table-cell>
          <table:table-cell office:value-type="float" office:value="1.53663" calcext:value-type="float">
            <text:p>1.537</text:p>
          </table:table-cell>
          <table:table-cell office:value-type="float" office:value="1.532137" calcext:value-type="float">
            <text:p>1.532</text:p>
          </table:table-cell>
          <table:table-cell office:value-type="float" office:value="1.534625" calcext:value-type="float">
            <text:p>1.535</text:p>
          </table:table-cell>
          <table:table-cell office:value-type="float" office:value="1.533804" calcext:value-type="float">
            <text:p>1.534</text:p>
          </table:table-cell>
          <table:table-cell table:style-name="ce6" table:formula="of:=AVERAGE([.B47:.F47])" office:value-type="float" office:value="1.535243" calcext:value-type="float">
            <text:p>1.535</text:p>
          </table:table-cell>
          <table:table-cell table:style-name="ce1" table:formula="of:=[.G$4]/[.G47]" office:value-type="float" office:value="8.95423525787123" calcext:value-type="float">
            <text:p>8.95</text:p>
          </table:table-cell>
          <table:table-cell table:style-name="ce1" table:formula="of:=[.H47]/[.A47]" office:value-type="float" office:value="0.497457514326179" calcext:value-type="float">
            <text:p>0.5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05861" calcext:value-type="float">
            <text:p>1.506</text:p>
          </table:table-cell>
          <table:table-cell office:value-type="float" office:value="1.499397" calcext:value-type="float">
            <text:p>1.499</text:p>
          </table:table-cell>
          <table:table-cell office:value-type="float" office:value="1.501279" calcext:value-type="float">
            <text:p>1.501</text:p>
          </table:table-cell>
          <table:table-cell office:value-type="float" office:value="1.486646" calcext:value-type="float">
            <text:p>1.487</text:p>
          </table:table-cell>
          <table:table-cell office:value-type="float" office:value="1.50603" calcext:value-type="float">
            <text:p>1.506</text:p>
          </table:table-cell>
          <table:table-cell table:style-name="ce6" table:formula="of:=AVERAGE([.B48:.F48])" office:value-type="float" office:value="1.4998426" calcext:value-type="float">
            <text:p>1.500</text:p>
          </table:table-cell>
          <table:table-cell table:style-name="ce1" table:formula="of:=[.G$4]/[.G48]" office:value-type="float" office:value="9.16557977483771" calcext:value-type="float">
            <text:p>9.17</text:p>
          </table:table-cell>
          <table:table-cell table:style-name="ce1" table:formula="of:=[.H48]/[.A48]" office:value-type="float" office:value="0.482398935517774" calcext:value-type="float">
            <text:p>0.4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50668" calcext:value-type="float">
            <text:p>1.451</text:p>
          </table:table-cell>
          <table:table-cell office:value-type="float" office:value="1.450162" calcext:value-type="float">
            <text:p>1.450</text:p>
          </table:table-cell>
          <table:table-cell office:value-type="float" office:value="1.451866" calcext:value-type="float">
            <text:p>1.452</text:p>
          </table:table-cell>
          <table:table-cell office:value-type="float" office:value="1.448293" calcext:value-type="float">
            <text:p>1.448</text:p>
          </table:table-cell>
          <table:table-cell office:value-type="float" office:value="1.464701" calcext:value-type="float">
            <text:p>1.465</text:p>
          </table:table-cell>
          <table:table-cell table:style-name="ce6" table:formula="of:=AVERAGE([.B49:.F49])" office:value-type="float" office:value="1.453138" calcext:value-type="float">
            <text:p>1.453</text:p>
          </table:table-cell>
          <table:table-cell table:style-name="ce1" table:formula="of:=[.G$4]/[.G49]" office:value-type="float" office:value="9.46016620582491" calcext:value-type="float">
            <text:p>9.46</text:p>
          </table:table-cell>
          <table:table-cell table:style-name="ce1" table:formula="of:=[.H49]/[.A49]" office:value-type="float" office:value="0.473008310291246" calcext:value-type="float">
            <text:p>0.47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32864" calcext:value-type="float">
            <text:p>1.433</text:p>
          </table:table-cell>
          <table:table-cell office:value-type="float" office:value="1.43249" calcext:value-type="float">
            <text:p>1.432</text:p>
          </table:table-cell>
          <table:table-cell office:value-type="float" office:value="1.417388" calcext:value-type="float">
            <text:p>1.417</text:p>
          </table:table-cell>
          <table:table-cell office:value-type="float" office:value="1.436558" calcext:value-type="float">
            <text:p>1.437</text:p>
          </table:table-cell>
          <table:table-cell office:value-type="float" office:value="1.42499" calcext:value-type="float">
            <text:p>1.425</text:p>
          </table:table-cell>
          <table:table-cell table:style-name="ce6" table:formula="of:=AVERAGE([.B50:.F50])" office:value-type="float" office:value="1.428858" calcext:value-type="float">
            <text:p>1.429</text:p>
          </table:table-cell>
          <table:table-cell table:style-name="ce1" table:formula="of:=[.G$4]/[.G50]" office:value-type="float" office:value="9.6209189436599" calcext:value-type="float">
            <text:p>9.62</text:p>
          </table:table-cell>
          <table:table-cell table:style-name="ce1" table:formula="of:=[.H50]/[.A50]" office:value-type="float" office:value="0.458138997317138" calcext:value-type="float">
            <text:p>0.46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86575" calcext:value-type="float">
            <text:p>1.387</text:p>
          </table:table-cell>
          <table:table-cell office:value-type="float" office:value="1.400332" calcext:value-type="float">
            <text:p>1.400</text:p>
          </table:table-cell>
          <table:table-cell office:value-type="float" office:value="1.385875" calcext:value-type="float">
            <text:p>1.386</text:p>
          </table:table-cell>
          <table:table-cell office:value-type="float" office:value="1.389617" calcext:value-type="float">
            <text:p>1.390</text:p>
          </table:table-cell>
          <table:table-cell office:value-type="float" office:value="1.402306" calcext:value-type="float">
            <text:p>1.402</text:p>
          </table:table-cell>
          <table:table-cell table:style-name="ce6" table:formula="of:=AVERAGE([.B51:.F51])" office:value-type="float" office:value="1.392941" calcext:value-type="float">
            <text:p>1.393</text:p>
          </table:table-cell>
          <table:table-cell table:style-name="ce1" table:formula="of:=[.G$4]/[.G51]" office:value-type="float" office:value="9.86899445130842" calcext:value-type="float">
            <text:p>9.87</text:p>
          </table:table-cell>
          <table:table-cell table:style-name="ce1" table:formula="of:=[.H51]/[.A51]" office:value-type="float" office:value="0.448590656877655" calcext:value-type="float">
            <text:p>0.4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6528" calcext:value-type="float">
            <text:p>1.365</text:p>
          </table:table-cell>
          <table:table-cell office:value-type="float" office:value="1.379216" calcext:value-type="float">
            <text:p>1.379</text:p>
          </table:table-cell>
          <table:table-cell office:value-type="float" office:value="1.364724" calcext:value-type="float">
            <text:p>1.365</text:p>
          </table:table-cell>
          <table:table-cell office:value-type="float" office:value="1.365416" calcext:value-type="float">
            <text:p>1.365</text:p>
          </table:table-cell>
          <table:table-cell office:value-type="float" office:value="1.364586" calcext:value-type="float">
            <text:p>1.365</text:p>
          </table:table-cell>
          <table:table-cell table:style-name="ce6" table:formula="of:=AVERAGE([.B52:.F52])" office:value-type="float" office:value="1.3678444" calcext:value-type="float">
            <text:p>1.368</text:p>
          </table:table-cell>
          <table:table-cell table:style-name="ce1" table:formula="of:=[.G$4]/[.G52]" office:value-type="float" office:value="10.0500663671979" calcext:value-type="float">
            <text:p>10.05</text:p>
          </table:table-cell>
          <table:table-cell table:style-name="ce1" table:formula="of:=[.H52]/[.A52]" office:value-type="float" office:value="0.436959407269474" calcext:value-type="float">
            <text:p>0.4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35353" calcext:value-type="float">
            <text:p>1.335</text:p>
          </table:table-cell>
          <table:table-cell office:value-type="float" office:value="1.333875" calcext:value-type="float">
            <text:p>1.334</text:p>
          </table:table-cell>
          <table:table-cell office:value-type="float" office:value="1.333095" calcext:value-type="float">
            <text:p>1.333</text:p>
          </table:table-cell>
          <table:table-cell office:value-type="float" office:value="1.331919" calcext:value-type="float">
            <text:p>1.332</text:p>
          </table:table-cell>
          <table:table-cell office:value-type="float" office:value="1.346889" calcext:value-type="float">
            <text:p>1.347</text:p>
          </table:table-cell>
          <table:table-cell table:style-name="ce6" table:formula="of:=AVERAGE([.B53:.F53])" office:value-type="float" office:value="1.3362262" calcext:value-type="float">
            <text:p>1.336</text:p>
          </table:table-cell>
          <table:table-cell table:style-name="ce1" table:formula="of:=[.G$4]/[.G53]" office:value-type="float" office:value="10.2878741638205" calcext:value-type="float">
            <text:p>10.29</text:p>
          </table:table-cell>
          <table:table-cell table:style-name="ce1" table:formula="of:=[.H53]/[.A53]" office:value-type="float" office:value="0.428661423492519" calcext:value-type="float">
            <text:p>0.4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tic, 8P+8P+8E</text:p>
          </table:table-cell>
          <table:table-cell table:style-name="ce7" table:number-columns-repeated="5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t4</text:p>
          </table:table-cell>
          <table:table-cell table:style-name="ce7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55181" calcext:value-type="float">
            <text:p>13.955</text:p>
          </table:table-cell>
          <table:table-cell office:value-type="float" office:value="13.973855" calcext:value-type="float">
            <text:p>13.974</text:p>
          </table:table-cell>
          <table:table-cell office:value-type="float" office:value="13.959291" calcext:value-type="float">
            <text:p>13.959</text:p>
          </table:table-cell>
          <table:table-cell office:value-type="float" office:value="13.949427" calcext:value-type="float">
            <text:p>13.949</text:p>
          </table:table-cell>
          <table:table-cell office:value-type="float" office:value="13.953197" calcext:value-type="float">
            <text:p>13.953</text:p>
          </table:table-cell>
          <table:table-cell table:style-name="ce6" table:formula="of:=AVERAGE([.B56:.F56])" office:value-type="float" office:value="13.9581902" calcext:value-type="float">
            <text:p>13.958</text:p>
          </table:table-cell>
          <table:table-cell table:style-name="ce1" table:formula="of:=[.G$4]/[.G56]" office:value-type="float" office:value="0.984864570766488" calcext:value-type="float">
            <text:p>0.98</text:p>
          </table:table-cell>
          <table:table-cell table:style-name="ce1" table:formula="of:=[.H56]/[.A56]" office:value-type="float" office:value="0.984864570766488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99831" calcext:value-type="float">
            <text:p>6.998</text:p>
          </table:table-cell>
          <table:table-cell office:value-type="float" office:value="7.002905" calcext:value-type="float">
            <text:p>7.003</text:p>
          </table:table-cell>
          <table:table-cell office:value-type="float" office:value="7.006777" calcext:value-type="float">
            <text:p>7.007</text:p>
          </table:table-cell>
          <table:table-cell office:value-type="float" office:value="7.004854" calcext:value-type="float">
            <text:p>7.005</text:p>
          </table:table-cell>
          <table:table-cell office:value-type="float" office:value="6.998095" calcext:value-type="float">
            <text:p>6.998</text:p>
          </table:table-cell>
          <table:table-cell table:style-name="ce6" table:formula="of:=AVERAGE([.B57:.F57])" office:value-type="float" office:value="7.0021882" calcext:value-type="float">
            <text:p>7.002</text:p>
          </table:table-cell>
          <table:table-cell table:style-name="ce1" table:formula="of:=[.G$4]/[.G57]" office:value-type="float" office:value="1.96323300764752" calcext:value-type="float">
            <text:p>1.96</text:p>
          </table:table-cell>
          <table:table-cell table:style-name="ce1" table:formula="of:=[.H57]/[.A57]" office:value-type="float" office:value="0.981616503823762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3823" calcext:value-type="float">
            <text:p>4.738</text:p>
          </table:table-cell>
          <table:table-cell office:value-type="float" office:value="4.749281" calcext:value-type="float">
            <text:p>4.749</text:p>
          </table:table-cell>
          <table:table-cell office:value-type="float" office:value="4.755268" calcext:value-type="float">
            <text:p>4.755</text:p>
          </table:table-cell>
          <table:table-cell office:value-type="float" office:value="4.750963" calcext:value-type="float">
            <text:p>4.751</text:p>
          </table:table-cell>
          <table:table-cell office:value-type="float" office:value="4.757942" calcext:value-type="float">
            <text:p>4.758</text:p>
          </table:table-cell>
          <table:table-cell table:style-name="ce6" table:formula="of:=AVERAGE([.B58:.F58])" office:value-type="float" office:value="4.7503368" calcext:value-type="float">
            <text:p>4.750</text:p>
          </table:table-cell>
          <table:table-cell table:style-name="ce1" table:formula="of:=[.G$4]/[.G58]" office:value-type="float" office:value="2.89388470308042" calcext:value-type="float">
            <text:p>2.89</text:p>
          </table:table-cell>
          <table:table-cell table:style-name="ce1" table:formula="of:=[.H58]/[.A58]" office:value-type="float" office:value="0.964628234360141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73288" calcext:value-type="float">
            <text:p>3.573</text:p>
          </table:table-cell>
          <table:table-cell office:value-type="float" office:value="3.568021" calcext:value-type="float">
            <text:p>3.568</text:p>
          </table:table-cell>
          <table:table-cell office:value-type="float" office:value="3.573205" calcext:value-type="float">
            <text:p>3.573</text:p>
          </table:table-cell>
          <table:table-cell office:value-type="float" office:value="3.573984" calcext:value-type="float">
            <text:p>3.574</text:p>
          </table:table-cell>
          <table:table-cell office:value-type="float" office:value="3.567358" calcext:value-type="float">
            <text:p>3.567</text:p>
          </table:table-cell>
          <table:table-cell table:style-name="ce6" table:formula="of:=AVERAGE([.B59:.F59])" office:value-type="float" office:value="3.5711712" calcext:value-type="float">
            <text:p>3.571</text:p>
          </table:table-cell>
          <table:table-cell table:style-name="ce1" table:formula="of:=[.G$4]/[.G59]" office:value-type="float" office:value="3.84941696438412" calcext:value-type="float">
            <text:p>3.85</text:p>
          </table:table-cell>
          <table:table-cell table:style-name="ce1" table:formula="of:=[.H59]/[.A59]" office:value-type="float" office:value="0.96235424109603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1882" calcext:value-type="float">
            <text:p>2.912</text:p>
          </table:table-cell>
          <table:table-cell office:value-type="float" office:value="2.912307" calcext:value-type="float">
            <text:p>2.912</text:p>
          </table:table-cell>
          <table:table-cell office:value-type="float" office:value="2.910666" calcext:value-type="float">
            <text:p>2.911</text:p>
          </table:table-cell>
          <table:table-cell office:value-type="float" office:value="2.915797" calcext:value-type="float">
            <text:p>2.916</text:p>
          </table:table-cell>
          <table:table-cell office:value-type="float" office:value="2.904337" calcext:value-type="float">
            <text:p>2.904</text:p>
          </table:table-cell>
          <table:table-cell table:style-name="ce6" table:formula="of:=AVERAGE([.B60:.F60])" office:value-type="float" office:value="2.9109978" calcext:value-type="float">
            <text:p>2.911</text:p>
          </table:table-cell>
          <table:table-cell table:style-name="ce1" table:formula="of:=[.G$4]/[.G60]" office:value-type="float" office:value="4.72241064558688" calcext:value-type="float">
            <text:p>4.72</text:p>
          </table:table-cell>
          <table:table-cell table:style-name="ce1" table:formula="of:=[.H60]/[.A60]" office:value-type="float" office:value="0.944482129117377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62334" calcext:value-type="float">
            <text:p>2.562</text:p>
          </table:table-cell>
          <table:table-cell office:value-type="float" office:value="2.672376" calcext:value-type="float">
            <text:p>2.672</text:p>
          </table:table-cell>
          <table:table-cell office:value-type="float" office:value="2.674637" calcext:value-type="float">
            <text:p>2.675</text:p>
          </table:table-cell>
          <table:table-cell office:value-type="float" office:value="2.669861" calcext:value-type="float">
            <text:p>2.670</text:p>
          </table:table-cell>
          <table:table-cell office:value-type="float" office:value="2.6632" calcext:value-type="float">
            <text:p>2.663</text:p>
          </table:table-cell>
          <table:table-cell table:style-name="ce6" table:formula="of:=AVERAGE([.B61:.F61])" office:value-type="float" office:value="2.6484816" calcext:value-type="float">
            <text:p>2.648</text:p>
          </table:table-cell>
          <table:table-cell table:style-name="ce1" table:formula="of:=[.G$4]/[.G61]" office:value-type="float" office:value="5.19049367758492" calcext:value-type="float">
            <text:p>5.19</text:p>
          </table:table-cell>
          <table:table-cell table:style-name="ce1" table:formula="of:=[.H61]/[.A61]" office:value-type="float" office:value="0.865082279597487" calcext:value-type="float">
            <text:p>0.8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86463" calcext:value-type="float">
            <text:p>2.386</text:p>
          </table:table-cell>
          <table:table-cell office:value-type="float" office:value="2.3865" calcext:value-type="float">
            <text:p>2.387</text:p>
          </table:table-cell>
          <table:table-cell office:value-type="float" office:value="2.3836" calcext:value-type="float">
            <text:p>2.384</text:p>
          </table:table-cell>
          <table:table-cell office:value-type="float" office:value="2.3824" calcext:value-type="float">
            <text:p>2.382</text:p>
          </table:table-cell>
          <table:table-cell office:value-type="float" office:value="2.379007" calcext:value-type="float">
            <text:p>2.379</text:p>
          </table:table-cell>
          <table:table-cell table:style-name="ce6" table:formula="of:=AVERAGE([.B62:.F62])" office:value-type="float" office:value="2.383594" calcext:value-type="float">
            <text:p>2.384</text:p>
          </table:table-cell>
          <table:table-cell table:style-name="ce1" table:formula="of:=[.G$4]/[.G62]" office:value-type="float" office:value="5.76731062420865" calcext:value-type="float">
            <text:p>5.77</text:p>
          </table:table-cell>
          <table:table-cell table:style-name="ce1" table:formula="of:=[.H62]/[.A62]" office:value-type="float" office:value="0.823901517744093" calcext:value-type="float">
            <text:p>0.8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02507" calcext:value-type="float">
            <text:p>2.203</text:p>
          </table:table-cell>
          <table:table-cell office:value-type="float" office:value="2.203303" calcext:value-type="float">
            <text:p>2.203</text:p>
          </table:table-cell>
          <table:table-cell office:value-type="float" office:value="2.203835" calcext:value-type="float">
            <text:p>2.204</text:p>
          </table:table-cell>
          <table:table-cell office:value-type="float" office:value="2.205236" calcext:value-type="float">
            <text:p>2.205</text:p>
          </table:table-cell>
          <table:table-cell office:value-type="float" office:value="2.205884" calcext:value-type="float">
            <text:p>2.206</text:p>
          </table:table-cell>
          <table:table-cell table:style-name="ce6" table:formula="of:=AVERAGE([.B63:.F63])" office:value-type="float" office:value="2.204153" calcext:value-type="float">
            <text:p>2.204</text:p>
          </table:table-cell>
          <table:table-cell table:style-name="ce1" table:formula="of:=[.G$4]/[.G63]" office:value-type="float" office:value="6.23682974820713" calcext:value-type="float">
            <text:p>6.24</text:p>
          </table:table-cell>
          <table:table-cell table:style-name="ce1" table:formula="of:=[.H63]/[.A63]" office:value-type="float" office:value="0.779603718525892" calcext:value-type="float">
            <text:p>0.7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86968" calcext:value-type="float">
            <text:p>2.387</text:p>
          </table:table-cell>
          <table:table-cell office:value-type="float" office:value="2.33941" calcext:value-type="float">
            <text:p>2.339</text:p>
          </table:table-cell>
          <table:table-cell office:value-type="float" office:value="2.337801" calcext:value-type="float">
            <text:p>2.338</text:p>
          </table:table-cell>
          <table:table-cell office:value-type="float" office:value="2.341391" calcext:value-type="float">
            <text:p>2.341</text:p>
          </table:table-cell>
          <table:table-cell office:value-type="float" office:value="2.339963" calcext:value-type="float">
            <text:p>2.340</text:p>
          </table:table-cell>
          <table:table-cell table:style-name="ce6" table:formula="of:=AVERAGE([.B64:.F64])" office:value-type="float" office:value="2.3491066" calcext:value-type="float">
            <text:p>2.349</text:p>
          </table:table-cell>
          <table:table-cell table:style-name="ce1" table:formula="of:=[.G$4]/[.G64]" office:value-type="float" office:value="5.85198091904386" calcext:value-type="float">
            <text:p>5.85</text:p>
          </table:table-cell>
          <table:table-cell table:style-name="ce1" table:formula="of:=[.H64]/[.A64]" office:value-type="float" office:value="0.65022010211598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52281" calcext:value-type="float">
            <text:p>2.352</text:p>
          </table:table-cell>
          <table:table-cell office:value-type="float" office:value="2.35317" calcext:value-type="float">
            <text:p>2.353</text:p>
          </table:table-cell>
          <table:table-cell office:value-type="float" office:value="2.352697" calcext:value-type="float">
            <text:p>2.353</text:p>
          </table:table-cell>
          <table:table-cell office:value-type="float" office:value="2.353018" calcext:value-type="float">
            <text:p>2.353</text:p>
          </table:table-cell>
          <table:table-cell office:value-type="float" office:value="2.351758" calcext:value-type="float">
            <text:p>2.352</text:p>
          </table:table-cell>
          <table:table-cell table:style-name="ce6" table:formula="of:=AVERAGE([.B65:.F65])" office:value-type="float" office:value="2.3525848" calcext:value-type="float">
            <text:p>2.353</text:p>
          </table:table-cell>
          <table:table-cell table:style-name="ce1" table:formula="of:=[.G$4]/[.G65]" office:value-type="float" office:value="5.84332900561119" calcext:value-type="float">
            <text:p>5.84</text:p>
          </table:table-cell>
          <table:table-cell table:style-name="ce1" table:formula="of:=[.H65]/[.A65]" office:value-type="float" office:value="0.584332900561119" calcext:value-type="float">
            <text:p>0.5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61913" calcext:value-type="float">
            <text:p>2.162</text:p>
          </table:table-cell>
          <table:table-cell office:value-type="float" office:value="2.197112" calcext:value-type="float">
            <text:p>2.197</text:p>
          </table:table-cell>
          <table:table-cell office:value-type="float" office:value="2.19477" calcext:value-type="float">
            <text:p>2.195</text:p>
          </table:table-cell>
          <table:table-cell office:value-type="float" office:value="2.195563" calcext:value-type="float">
            <text:p>2.196</text:p>
          </table:table-cell>
          <table:table-cell office:value-type="float" office:value="2.195311" calcext:value-type="float">
            <text:p>2.195</text:p>
          </table:table-cell>
          <table:table-cell table:style-name="ce6" table:formula="of:=AVERAGE([.B66:.F66])" office:value-type="float" office:value="2.1889338" calcext:value-type="float">
            <text:p>2.189</text:p>
          </table:table-cell>
          <table:table-cell table:style-name="ce1" table:formula="of:=[.G$4]/[.G66]" office:value-type="float" office:value="6.28019312415935" calcext:value-type="float">
            <text:p>6.28</text:p>
          </table:table-cell>
          <table:table-cell table:style-name="ce1" table:formula="of:=[.H66]/[.A66]" office:value-type="float" office:value="0.57092664765085" calcext:value-type="float">
            <text:p>0.57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36955" calcext:value-type="float">
            <text:p>2.037</text:p>
          </table:table-cell>
          <table:table-cell office:value-type="float" office:value="2.060716" calcext:value-type="float">
            <text:p>2.061</text:p>
          </table:table-cell>
          <table:table-cell office:value-type="float" office:value="2.046283" calcext:value-type="float">
            <text:p>2.046</text:p>
          </table:table-cell>
          <table:table-cell office:value-type="float" office:value="2.046877" calcext:value-type="float">
            <text:p>2.047</text:p>
          </table:table-cell>
          <table:table-cell office:value-type="float" office:value="2.046461" calcext:value-type="float">
            <text:p>2.046</text:p>
          </table:table-cell>
          <table:table-cell table:style-name="ce6" table:formula="of:=AVERAGE([.B67:.F67])" office:value-type="float" office:value="2.0474584" calcext:value-type="float">
            <text:p>2.047</text:p>
          </table:table-cell>
          <table:table-cell table:style-name="ce1" table:formula="of:=[.G$4]/[.G67]" office:value-type="float" office:value="6.7141422751251" calcext:value-type="float">
            <text:p>6.71</text:p>
          </table:table-cell>
          <table:table-cell table:style-name="ce1" table:formula="of:=[.H67]/[.A67]" office:value-type="float" office:value="0.559511856260425" calcext:value-type="float">
            <text:p>0.5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19787" calcext:value-type="float">
            <text:p>1.920</text:p>
          </table:table-cell>
          <table:table-cell office:value-type="float" office:value="1.921192" calcext:value-type="float">
            <text:p>1.921</text:p>
          </table:table-cell>
          <table:table-cell office:value-type="float" office:value="1.919323" calcext:value-type="float">
            <text:p>1.919</text:p>
          </table:table-cell>
          <table:table-cell office:value-type="float" office:value="1.919749" calcext:value-type="float">
            <text:p>1.920</text:p>
          </table:table-cell>
          <table:table-cell office:value-type="float" office:value="1.920898" calcext:value-type="float">
            <text:p>1.921</text:p>
          </table:table-cell>
          <table:table-cell table:style-name="ce6" table:formula="of:=AVERAGE([.B68:.F68])" office:value-type="float" office:value="1.9201898" calcext:value-type="float">
            <text:p>1.920</text:p>
          </table:table-cell>
          <table:table-cell table:style-name="ce1" table:formula="of:=[.G$4]/[.G68]" office:value-type="float" office:value="7.15915010068276" calcext:value-type="float">
            <text:p>7.16</text:p>
          </table:table-cell>
          <table:table-cell table:style-name="ce1" table:formula="of:=[.H68]/[.A68]" office:value-type="float" office:value="0.550703853898674" calcext:value-type="float">
            <text:p>0.5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42478" calcext:value-type="float">
            <text:p>1.842</text:p>
          </table:table-cell>
          <table:table-cell office:value-type="float" office:value="1.841968" calcext:value-type="float">
            <text:p>1.842</text:p>
          </table:table-cell>
          <table:table-cell office:value-type="float" office:value="1.836991" calcext:value-type="float">
            <text:p>1.837</text:p>
          </table:table-cell>
          <table:table-cell office:value-type="float" office:value="1.841597" calcext:value-type="float">
            <text:p>1.842</text:p>
          </table:table-cell>
          <table:table-cell office:value-type="float" office:value="1.840678" calcext:value-type="float">
            <text:p>1.841</text:p>
          </table:table-cell>
          <table:table-cell table:style-name="ce6" table:formula="of:=AVERAGE([.B69:.F69])" office:value-type="float" office:value="1.8407424" calcext:value-type="float">
            <text:p>1.841</text:p>
          </table:table-cell>
          <table:table-cell table:style-name="ce1" table:formula="of:=[.G$4]/[.G69]" office:value-type="float" office:value="7.46814274501419" calcext:value-type="float">
            <text:p>7.47</text:p>
          </table:table-cell>
          <table:table-cell table:style-name="ce1" table:formula="of:=[.H69]/[.A69]" office:value-type="float" office:value="0.533438767501013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4549" calcext:value-type="float">
            <text:p>1.745</text:p>
          </table:table-cell>
          <table:table-cell office:value-type="float" office:value="1.747474" calcext:value-type="float">
            <text:p>1.747</text:p>
          </table:table-cell>
          <table:table-cell office:value-type="float" office:value="1.746388" calcext:value-type="float">
            <text:p>1.746</text:p>
          </table:table-cell>
          <table:table-cell office:value-type="float" office:value="1.747381" calcext:value-type="float">
            <text:p>1.747</text:p>
          </table:table-cell>
          <table:table-cell office:value-type="float" office:value="1.747727" calcext:value-type="float">
            <text:p>1.748</text:p>
          </table:table-cell>
          <table:table-cell table:style-name="ce6" table:formula="of:=AVERAGE([.B70:.F70])" office:value-type="float" office:value="1.746892" calcext:value-type="float">
            <text:p>1.747</text:p>
          </table:table-cell>
          <table:table-cell table:style-name="ce1" table:formula="of:=[.G$4]/[.G70]" office:value-type="float" office:value="7.86936284555657" calcext:value-type="float">
            <text:p>7.87</text:p>
          </table:table-cell>
          <table:table-cell table:style-name="ce1" table:formula="of:=[.H70]/[.A70]" office:value-type="float" office:value="0.524624189703771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52775" calcext:value-type="float">
            <text:p>1.653</text:p>
          </table:table-cell>
          <table:table-cell office:value-type="float" office:value="1.657981" calcext:value-type="float">
            <text:p>1.658</text:p>
          </table:table-cell>
          <table:table-cell office:value-type="float" office:value="1.656816" calcext:value-type="float">
            <text:p>1.657</text:p>
          </table:table-cell>
          <table:table-cell office:value-type="float" office:value="1.656981" calcext:value-type="float">
            <text:p>1.657</text:p>
          </table:table-cell>
          <table:table-cell office:value-type="float" office:value="1.659919" calcext:value-type="float">
            <text:p>1.660</text:p>
          </table:table-cell>
          <table:table-cell table:style-name="ce6" table:formula="of:=AVERAGE([.B71:.F71])" office:value-type="float" office:value="1.6568944" calcext:value-type="float">
            <text:p>1.657</text:p>
          </table:table-cell>
          <table:table-cell table:style-name="ce1" table:formula="of:=[.G$4]/[.G71]" office:value-type="float" office:value="8.29680334486012" calcext:value-type="float">
            <text:p>8.30</text:p>
          </table:table-cell>
          <table:table-cell table:style-name="ce1" table:formula="of:=[.H71]/[.A71]" office:value-type="float" office:value="0.518550209053757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33793" calcext:value-type="float">
            <text:p>1.934</text:p>
          </table:table-cell>
          <table:table-cell office:value-type="float" office:value="1.871087" calcext:value-type="float">
            <text:p>1.871</text:p>
          </table:table-cell>
          <table:table-cell office:value-type="float" office:value="1.878194" calcext:value-type="float">
            <text:p>1.878</text:p>
          </table:table-cell>
          <table:table-cell office:value-type="float" office:value="1.872933" calcext:value-type="float">
            <text:p>1.873</text:p>
          </table:table-cell>
          <table:table-cell office:value-type="float" office:value="1.876139" calcext:value-type="float">
            <text:p>1.876</text:p>
          </table:table-cell>
          <table:table-cell table:style-name="ce6" table:formula="of:=AVERAGE([.B72:.F72])" office:value-type="float" office:value="1.8864292" calcext:value-type="float">
            <text:p>1.886</text:p>
          </table:table-cell>
          <table:table-cell table:style-name="ce1" table:formula="of:=[.G$4]/[.G72]" office:value-type="float" office:value="7.28727428519448" calcext:value-type="float">
            <text:p>7.29</text:p>
          </table:table-cell>
          <table:table-cell table:style-name="ce1" table:formula="of:=[.H72]/[.A72]" office:value-type="float" office:value="0.428663193246734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02595" calcext:value-type="float">
            <text:p>1.803</text:p>
          </table:table-cell>
          <table:table-cell office:value-type="float" office:value="1.834164" calcext:value-type="float">
            <text:p>1.834</text:p>
          </table:table-cell>
          <table:table-cell office:value-type="float" office:value="1.811926" calcext:value-type="float">
            <text:p>1.812</text:p>
          </table:table-cell>
          <table:table-cell office:value-type="float" office:value="1.820723" calcext:value-type="float">
            <text:p>1.821</text:p>
          </table:table-cell>
          <table:table-cell office:value-type="float" office:value="1.819651" calcext:value-type="float">
            <text:p>1.820</text:p>
          </table:table-cell>
          <table:table-cell table:style-name="ce6" table:formula="of:=AVERAGE([.B73:.F73])" office:value-type="float" office:value="1.8178118" calcext:value-type="float">
            <text:p>1.818</text:p>
          </table:table-cell>
          <table:table-cell table:style-name="ce1" table:formula="of:=[.G$4]/[.G73]" office:value-type="float" office:value="7.56234886361724" calcext:value-type="float">
            <text:p>7.56</text:p>
          </table:table-cell>
          <table:table-cell table:style-name="ce1" table:formula="of:=[.H73]/[.A73]" office:value-type="float" office:value="0.42013049242318" calcext:value-type="float">
            <text:p>0.4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486" calcext:value-type="float">
            <text:p>1.749</text:p>
          </table:table-cell>
          <table:table-cell office:value-type="float" office:value="1.772133" calcext:value-type="float">
            <text:p>1.772</text:p>
          </table:table-cell>
          <table:table-cell office:value-type="float" office:value="1.753832" calcext:value-type="float">
            <text:p>1.754</text:p>
          </table:table-cell>
          <table:table-cell office:value-type="float" office:value="1.753784" calcext:value-type="float">
            <text:p>1.754</text:p>
          </table:table-cell>
          <table:table-cell office:value-type="float" office:value="1.768471" calcext:value-type="float">
            <text:p>1.768</text:p>
          </table:table-cell>
          <table:table-cell table:style-name="ce6" table:formula="of:=AVERAGE([.B74:.F74])" office:value-type="float" office:value="1.759364" calcext:value-type="float">
            <text:p>1.759</text:p>
          </table:table-cell>
          <table:table-cell table:style-name="ce1" table:formula="of:=[.G$4]/[.G74]" office:value-type="float" office:value="7.81357752005838" calcext:value-type="float">
            <text:p>7.81</text:p>
          </table:table-cell>
          <table:table-cell table:style-name="ce1" table:formula="of:=[.H74]/[.A74]" office:value-type="float" office:value="0.411240922108336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88041" calcext:value-type="float">
            <text:p>1.688</text:p>
          </table:table-cell>
          <table:table-cell office:value-type="float" office:value="1.718211" calcext:value-type="float">
            <text:p>1.718</text:p>
          </table:table-cell>
          <table:table-cell office:value-type="float" office:value="1.707178" calcext:value-type="float">
            <text:p>1.707</text:p>
          </table:table-cell>
          <table:table-cell office:value-type="float" office:value="1.701493" calcext:value-type="float">
            <text:p>1.701</text:p>
          </table:table-cell>
          <table:table-cell office:value-type="float" office:value="1.691145" calcext:value-type="float">
            <text:p>1.691</text:p>
          </table:table-cell>
          <table:table-cell table:style-name="ce6" table:formula="of:=AVERAGE([.B75:.F75])" office:value-type="float" office:value="1.7012136" calcext:value-type="float">
            <text:p>1.701</text:p>
          </table:table-cell>
          <table:table-cell table:style-name="ce1" table:formula="of:=[.G$4]/[.G75]" office:value-type="float" office:value="8.08065900719345" calcext:value-type="float">
            <text:p>8.08</text:p>
          </table:table-cell>
          <table:table-cell table:style-name="ce1" table:formula="of:=[.H75]/[.A75]" office:value-type="float" office:value="0.404032950359673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55318" calcext:value-type="float">
            <text:p>1.655</text:p>
          </table:table-cell>
          <table:table-cell office:value-type="float" office:value="1.660056" calcext:value-type="float">
            <text:p>1.660</text:p>
          </table:table-cell>
          <table:table-cell office:value-type="float" office:value="1.670224" calcext:value-type="float">
            <text:p>1.670</text:p>
          </table:table-cell>
          <table:table-cell office:value-type="float" office:value="1.656113" calcext:value-type="float">
            <text:p>1.656</text:p>
          </table:table-cell>
          <table:table-cell office:value-type="float" office:value="1.68607" calcext:value-type="float">
            <text:p>1.686</text:p>
          </table:table-cell>
          <table:table-cell table:style-name="ce6" table:formula="of:=AVERAGE([.B76:.F76])" office:value-type="float" office:value="1.6655562" calcext:value-type="float">
            <text:p>1.666</text:p>
          </table:table-cell>
          <table:table-cell table:style-name="ce1" table:formula="of:=[.G$4]/[.G76]" office:value-type="float" office:value="8.25365544555026" calcext:value-type="float">
            <text:p>8.25</text:p>
          </table:table-cell>
          <table:table-cell table:style-name="ce1" table:formula="of:=[.H76]/[.A76]" office:value-type="float" office:value="0.39303121169287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2559" calcext:value-type="float">
            <text:p>1.626</text:p>
          </table:table-cell>
          <table:table-cell office:value-type="float" office:value="1.598078" calcext:value-type="float">
            <text:p>1.598</text:p>
          </table:table-cell>
          <table:table-cell office:value-type="float" office:value="1.621757" calcext:value-type="float">
            <text:p>1.622</text:p>
          </table:table-cell>
          <table:table-cell office:value-type="float" office:value="1.616717" calcext:value-type="float">
            <text:p>1.617</text:p>
          </table:table-cell>
          <table:table-cell office:value-type="float" office:value="1.617409" calcext:value-type="float">
            <text:p>1.617</text:p>
          </table:table-cell>
          <table:table-cell table:style-name="ce6" table:formula="of:=AVERAGE([.B77:.F77])" office:value-type="float" office:value="1.6159102" calcext:value-type="float">
            <text:p>1.616</text:p>
          </table:table-cell>
          <table:table-cell table:style-name="ce1" table:formula="of:=[.G$4]/[.G77]" office:value-type="float" office:value="8.50723449855072" calcext:value-type="float">
            <text:p>8.51</text:p>
          </table:table-cell>
          <table:table-cell table:style-name="ce1" table:formula="of:=[.H77]/[.A77]" office:value-type="float" office:value="0.386692477206851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60144" calcext:value-type="float">
            <text:p>1.560</text:p>
          </table:table-cell>
          <table:table-cell office:value-type="float" office:value="1.566493" calcext:value-type="float">
            <text:p>1.566</text:p>
          </table:table-cell>
          <table:table-cell office:value-type="float" office:value="1.569382" calcext:value-type="float">
            <text:p>1.569</text:p>
          </table:table-cell>
          <table:table-cell office:value-type="float" office:value="1.550216" calcext:value-type="float">
            <text:p>1.550</text:p>
          </table:table-cell>
          <table:table-cell office:value-type="float" office:value="1.55609" calcext:value-type="float">
            <text:p>1.556</text:p>
          </table:table-cell>
          <table:table-cell table:style-name="ce6" table:formula="of:=AVERAGE([.B78:.F78])" office:value-type="float" office:value="1.560465" calcext:value-type="float">
            <text:p>1.560</text:p>
          </table:table-cell>
          <table:table-cell table:style-name="ce1" table:formula="of:=[.G$4]/[.G78]" office:value-type="float" office:value="8.8095067816324" calcext:value-type="float">
            <text:p>8.81</text:p>
          </table:table-cell>
          <table:table-cell table:style-name="ce1" table:formula="of:=[.H78]/[.A78]" office:value-type="float" office:value="0.383022033984017" calcext:value-type="float">
            <text:p>0.38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98008" calcext:value-type="float">
            <text:p>1.498</text:p>
          </table:table-cell>
          <table:table-cell office:value-type="float" office:value="1.484194" calcext:value-type="float">
            <text:p>1.484</text:p>
          </table:table-cell>
          <table:table-cell office:value-type="float" office:value="1.493698" calcext:value-type="float">
            <text:p>1.494</text:p>
          </table:table-cell>
          <table:table-cell office:value-type="float" office:value="1.477764" calcext:value-type="float">
            <text:p>1.478</text:p>
          </table:table-cell>
          <table:table-cell office:value-type="float" office:value="1.479789" calcext:value-type="float">
            <text:p>1.480</text:p>
          </table:table-cell>
          <table:table-cell table:style-name="ce6" table:formula="of:=AVERAGE([.B79:.F79])" office:value-type="float" office:value="1.4866906" calcext:value-type="float">
            <text:p>1.487</text:p>
          </table:table-cell>
          <table:table-cell table:style-name="ce1" table:formula="of:=[.G$4]/[.G79]" office:value-type="float" office:value="9.24666302457283" calcext:value-type="float">
            <text:p>9.25</text:p>
          </table:table-cell>
          <table:table-cell table:style-name="ce1" table:formula="of:=[.H79]/[.A79]" office:value-type="float" office:value="0.385277626023868" calcext:value-type="float">
            <text:p>0.3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tic, 8P+8E+8P</text:p>
          </table:table-cell>
          <table:table-cell table:style-name="ce7" table:number-columns-repeated="5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t4</text:p>
          </table:table-cell>
          <table:table-cell table:style-name="ce7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89664" calcext:value-type="float">
            <text:p>14.190</text:p>
          </table:table-cell>
          <table:table-cell office:value-type="float" office:value="13.962993" calcext:value-type="float">
            <text:p>13.963</text:p>
          </table:table-cell>
          <table:table-cell office:value-type="float" office:value="13.961318" calcext:value-type="float">
            <text:p>13.961</text:p>
          </table:table-cell>
          <table:table-cell office:value-type="float" office:value="13.976085" calcext:value-type="float">
            <text:p>13.976</text:p>
          </table:table-cell>
          <table:table-cell office:value-type="float" office:value="13.982653" calcext:value-type="float">
            <text:p>13.983</text:p>
          </table:table-cell>
          <table:table-cell table:style-name="ce6" table:formula="of:=AVERAGE([.B82:.F82])" office:value-type="float" office:value="14.0145426" calcext:value-type="float">
            <text:p>14.015</text:p>
          </table:table-cell>
          <table:table-cell table:style-name="ce1" table:formula="of:=[.G$4]/[.G82]" office:value-type="float" office:value="0.980904435653861" calcext:value-type="float">
            <text:p>0.98</text:p>
          </table:table-cell>
          <table:table-cell table:style-name="ce1" table:formula="of:=[.H82]/[.A82]" office:value-type="float" office:value="0.980904435653861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004789" calcext:value-type="float">
            <text:p>7.005</text:p>
          </table:table-cell>
          <table:table-cell office:value-type="float" office:value="6.998295" calcext:value-type="float">
            <text:p>6.998</text:p>
          </table:table-cell>
          <table:table-cell office:value-type="float" office:value="6.986421" calcext:value-type="float">
            <text:p>6.986</text:p>
          </table:table-cell>
          <table:table-cell office:value-type="float" office:value="6.97787" calcext:value-type="float">
            <text:p>6.978</text:p>
          </table:table-cell>
          <table:table-cell office:value-type="float" office:value="6.9979" calcext:value-type="float">
            <text:p>6.998</text:p>
          </table:table-cell>
          <table:table-cell table:style-name="ce6" table:formula="of:=AVERAGE([.B83:.F83])" office:value-type="float" office:value="6.993055" calcext:value-type="float">
            <text:p>6.993</text:p>
          </table:table-cell>
          <table:table-cell table:style-name="ce1" table:formula="of:=[.G$4]/[.G83]" office:value-type="float" office:value="1.96579706580314" calcext:value-type="float">
            <text:p>1.97</text:p>
          </table:table-cell>
          <table:table-cell table:style-name="ce1" table:formula="of:=[.H83]/[.A83]" office:value-type="float" office:value="0.982898532901572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62168" calcext:value-type="float">
            <text:p>4.762</text:p>
          </table:table-cell>
          <table:table-cell office:value-type="float" office:value="4.756788" calcext:value-type="float">
            <text:p>4.757</text:p>
          </table:table-cell>
          <table:table-cell office:value-type="float" office:value="4.756618" calcext:value-type="float">
            <text:p>4.757</text:p>
          </table:table-cell>
          <table:table-cell office:value-type="float" office:value="4.758092" calcext:value-type="float">
            <text:p>4.758</text:p>
          </table:table-cell>
          <table:table-cell office:value-type="float" office:value="4.75563" calcext:value-type="float">
            <text:p>4.756</text:p>
          </table:table-cell>
          <table:table-cell table:style-name="ce6" table:formula="of:=AVERAGE([.B84:.F84])" office:value-type="float" office:value="4.7578592" calcext:value-type="float">
            <text:p>4.758</text:p>
          </table:table-cell>
          <table:table-cell table:style-name="ce1" table:formula="of:=[.G$4]/[.G84]" office:value-type="float" office:value="2.88930933475291" calcext:value-type="float">
            <text:p>2.89</text:p>
          </table:table-cell>
          <table:table-cell table:style-name="ce1" table:formula="of:=[.H84]/[.A84]" office:value-type="float" office:value="0.963103111584302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73632" calcext:value-type="float">
            <text:p>3.574</text:p>
          </table:table-cell>
          <table:table-cell office:value-type="float" office:value="3.567676" calcext:value-type="float">
            <text:p>3.568</text:p>
          </table:table-cell>
          <table:table-cell office:value-type="float" office:value="3.570923" calcext:value-type="float">
            <text:p>3.571</text:p>
          </table:table-cell>
          <table:table-cell office:value-type="float" office:value="3.562074" calcext:value-type="float">
            <text:p>3.562</text:p>
          </table:table-cell>
          <table:table-cell office:value-type="float" office:value="3.577005" calcext:value-type="float">
            <text:p>3.577</text:p>
          </table:table-cell>
          <table:table-cell table:style-name="ce6" table:formula="of:=AVERAGE([.B85:.F85])" office:value-type="float" office:value="3.570262" calcext:value-type="float">
            <text:p>3.570</text:p>
          </table:table-cell>
          <table:table-cell table:style-name="ce1" table:formula="of:=[.G$4]/[.G85]" office:value-type="float" office:value="3.85039725375897" calcext:value-type="float">
            <text:p>3.85</text:p>
          </table:table-cell>
          <table:table-cell table:style-name="ce1" table:formula="of:=[.H85]/[.A85]" office:value-type="float" office:value="0.962599313439742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6304" calcext:value-type="float">
            <text:p>2.916</text:p>
          </table:table-cell>
          <table:table-cell office:value-type="float" office:value="2.90771" calcext:value-type="float">
            <text:p>2.908</text:p>
          </table:table-cell>
          <table:table-cell office:value-type="float" office:value="2.906826" calcext:value-type="float">
            <text:p>2.907</text:p>
          </table:table-cell>
          <table:table-cell office:value-type="float" office:value="2.912071" calcext:value-type="float">
            <text:p>2.912</text:p>
          </table:table-cell>
          <table:table-cell office:value-type="float" office:value="2.910803" calcext:value-type="float">
            <text:p>2.911</text:p>
          </table:table-cell>
          <table:table-cell table:style-name="ce6" table:formula="of:=AVERAGE([.B86:.F86])" office:value-type="float" office:value="2.9107428" calcext:value-type="float">
            <text:p>2.911</text:p>
          </table:table-cell>
          <table:table-cell table:style-name="ce1" table:formula="of:=[.G$4]/[.G86]" office:value-type="float" office:value="4.72282435947278" calcext:value-type="float">
            <text:p>4.72</text:p>
          </table:table-cell>
          <table:table-cell table:style-name="ce1" table:formula="of:=[.H86]/[.A86]" office:value-type="float" office:value="0.944564871894556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58643" calcext:value-type="float">
            <text:p>2.659</text:p>
          </table:table-cell>
          <table:table-cell office:value-type="float" office:value="2.677994" calcext:value-type="float">
            <text:p>2.678</text:p>
          </table:table-cell>
          <table:table-cell office:value-type="float" office:value="2.674406" calcext:value-type="float">
            <text:p>2.674</text:p>
          </table:table-cell>
          <table:table-cell office:value-type="float" office:value="2.676172" calcext:value-type="float">
            <text:p>2.676</text:p>
          </table:table-cell>
          <table:table-cell office:value-type="float" office:value="2.674951" calcext:value-type="float">
            <text:p>2.675</text:p>
          </table:table-cell>
          <table:table-cell table:style-name="ce6" table:formula="of:=AVERAGE([.B87:.F87])" office:value-type="float" office:value="2.6724332" calcext:value-type="float">
            <text:p>2.672</text:p>
          </table:table-cell>
          <table:table-cell table:style-name="ce1" table:formula="of:=[.G$4]/[.G87]" office:value-type="float" office:value="5.14397403834079" calcext:value-type="float">
            <text:p>5.14</text:p>
          </table:table-cell>
          <table:table-cell table:style-name="ce1" table:formula="of:=[.H87]/[.A87]" office:value-type="float" office:value="0.857329006390132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84269" calcext:value-type="float">
            <text:p>2.384</text:p>
          </table:table-cell>
          <table:table-cell office:value-type="float" office:value="2.387124" calcext:value-type="float">
            <text:p>2.387</text:p>
          </table:table-cell>
          <table:table-cell office:value-type="float" office:value="2.386016" calcext:value-type="float">
            <text:p>2.386</text:p>
          </table:table-cell>
          <table:table-cell office:value-type="float" office:value="2.387573" calcext:value-type="float">
            <text:p>2.388</text:p>
          </table:table-cell>
          <table:table-cell office:value-type="float" office:value="2.38615" calcext:value-type="float">
            <text:p>2.386</text:p>
          </table:table-cell>
          <table:table-cell table:style-name="ce6" table:formula="of:=AVERAGE([.B88:.F88])" office:value-type="float" office:value="2.3862264" calcext:value-type="float">
            <text:p>2.386</text:p>
          </table:table-cell>
          <table:table-cell table:style-name="ce1" table:formula="of:=[.G$4]/[.G88]" office:value-type="float" office:value="5.7609483324801" calcext:value-type="float">
            <text:p>5.76</text:p>
          </table:table-cell>
          <table:table-cell table:style-name="ce1" table:formula="of:=[.H88]/[.A88]" office:value-type="float" office:value="0.822992618925729" calcext:value-type="float">
            <text:p>0.8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02736" calcext:value-type="float">
            <text:p>2.203</text:p>
          </table:table-cell>
          <table:table-cell office:value-type="float" office:value="2.20579" calcext:value-type="float">
            <text:p>2.206</text:p>
          </table:table-cell>
          <table:table-cell office:value-type="float" office:value="2.20752" calcext:value-type="float">
            <text:p>2.208</text:p>
          </table:table-cell>
          <table:table-cell office:value-type="float" office:value="2.205619" calcext:value-type="float">
            <text:p>2.206</text:p>
          </table:table-cell>
          <table:table-cell office:value-type="float" office:value="2.206997" calcext:value-type="float">
            <text:p>2.207</text:p>
          </table:table-cell>
          <table:table-cell table:style-name="ce6" table:formula="of:=AVERAGE([.B89:.F89])" office:value-type="float" office:value="2.2057324" calcext:value-type="float">
            <text:p>2.206</text:p>
          </table:table-cell>
          <table:table-cell table:style-name="ce1" table:formula="of:=[.G$4]/[.G89]" office:value-type="float" office:value="6.23236390778863" calcext:value-type="float">
            <text:p>6.23</text:p>
          </table:table-cell>
          <table:table-cell table:style-name="ce1" table:formula="of:=[.H89]/[.A89]" office:value-type="float" office:value="0.779045488473579" calcext:value-type="float">
            <text:p>0.7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389511" calcext:value-type="float">
            <text:p>3.390</text:p>
          </table:table-cell>
          <table:table-cell office:value-type="float" office:value="3.122356" calcext:value-type="float">
            <text:p>3.122</text:p>
          </table:table-cell>
          <table:table-cell office:value-type="float" office:value="3.127217" calcext:value-type="float">
            <text:p>3.127</text:p>
          </table:table-cell>
          <table:table-cell office:value-type="float" office:value="3.127864" calcext:value-type="float">
            <text:p>3.128</text:p>
          </table:table-cell>
          <table:table-cell office:value-type="float" office:value="3.130566" calcext:value-type="float">
            <text:p>3.131</text:p>
          </table:table-cell>
          <table:table-cell table:style-name="ce6" table:formula="of:=AVERAGE([.B90:.F90])" office:value-type="float" office:value="3.1795028" calcext:value-type="float">
            <text:p>3.180</text:p>
          </table:table-cell>
          <table:table-cell table:style-name="ce1" table:formula="of:=[.G$4]/[.G90]" office:value-type="float" office:value="4.32360902465631" calcext:value-type="float">
            <text:p>4.32</text:p>
          </table:table-cell>
          <table:table-cell table:style-name="ce1" table:formula="of:=[.H90]/[.A90]" office:value-type="float" office:value="0.48040100273959" calcext:value-type="float">
            <text:p>0.4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24459" calcext:value-type="float">
            <text:p>2.924</text:p>
          </table:table-cell>
          <table:table-cell office:value-type="float" office:value="2.856535" calcext:value-type="float">
            <text:p>2.857</text:p>
          </table:table-cell>
          <table:table-cell office:value-type="float" office:value="2.975282" calcext:value-type="float">
            <text:p>2.975</text:p>
          </table:table-cell>
          <table:table-cell office:value-type="float" office:value="2.941465" calcext:value-type="float">
            <text:p>2.941</text:p>
          </table:table-cell>
          <table:table-cell office:value-type="float" office:value="2.985236" calcext:value-type="float">
            <text:p>2.985</text:p>
          </table:table-cell>
          <table:table-cell table:style-name="ce6" table:formula="of:=AVERAGE([.B91:.F91])" office:value-type="float" office:value="2.9365954" calcext:value-type="float">
            <text:p>2.937</text:p>
          </table:table-cell>
          <table:table-cell table:style-name="ce1" table:formula="of:=[.G$4]/[.G91]" office:value-type="float" office:value="4.68124652105632" calcext:value-type="float">
            <text:p>4.68</text:p>
          </table:table-cell>
          <table:table-cell table:style-name="ce1" table:formula="of:=[.H91]/[.A91]" office:value-type="float" office:value="0.468124652105632" calcext:value-type="float">
            <text:p>0.4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99105" calcext:value-type="float">
            <text:p>2.699</text:p>
          </table:table-cell>
          <table:table-cell office:value-type="float" office:value="2.751016" calcext:value-type="float">
            <text:p>2.751</text:p>
          </table:table-cell>
          <table:table-cell office:value-type="float" office:value="2.738872" calcext:value-type="float">
            <text:p>2.739</text:p>
          </table:table-cell>
          <table:table-cell office:value-type="float" office:value="2.740701" calcext:value-type="float">
            <text:p>2.741</text:p>
          </table:table-cell>
          <table:table-cell office:value-type="float" office:value="2.669142" calcext:value-type="float">
            <text:p>2.669</text:p>
          </table:table-cell>
          <table:table-cell table:style-name="ce6" table:formula="of:=AVERAGE([.B92:.F92])" office:value-type="float" office:value="2.7197672" calcext:value-type="float">
            <text:p>2.720</text:p>
          </table:table-cell>
          <table:table-cell table:style-name="ce1" table:formula="of:=[.G$4]/[.G92]" office:value-type="float" office:value="5.05444988085745" calcext:value-type="float">
            <text:p>5.05</text:p>
          </table:table-cell>
          <table:table-cell table:style-name="ce1" table:formula="of:=[.H92]/[.A92]" office:value-type="float" office:value="0.459495443714314" calcext:value-type="float">
            <text:p>0.4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31531" calcext:value-type="float">
            <text:p>2.532</text:p>
          </table:table-cell>
          <table:table-cell office:value-type="float" office:value="2.597493" calcext:value-type="float">
            <text:p>2.597</text:p>
          </table:table-cell>
          <table:table-cell office:value-type="float" office:value="2.562991" calcext:value-type="float">
            <text:p>2.563</text:p>
          </table:table-cell>
          <table:table-cell office:value-type="float" office:value="2.558933" calcext:value-type="float">
            <text:p>2.559</text:p>
          </table:table-cell>
          <table:table-cell office:value-type="float" office:value="2.56508" calcext:value-type="float">
            <text:p>2.565</text:p>
          </table:table-cell>
          <table:table-cell table:style-name="ce6" table:formula="of:=AVERAGE([.B93:.F93])" office:value-type="float" office:value="2.5632056" calcext:value-type="float">
            <text:p>2.563</text:p>
          </table:table-cell>
          <table:table-cell table:style-name="ce1" table:formula="of:=[.G$4]/[.G93]" office:value-type="float" office:value="5.36317765535469" calcext:value-type="float">
            <text:p>5.36</text:p>
          </table:table-cell>
          <table:table-cell table:style-name="ce1" table:formula="of:=[.H93]/[.A93]" office:value-type="float" office:value="0.446931471279557" calcext:value-type="float">
            <text:p>0.4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452411" calcext:value-type="float">
            <text:p>2.452</text:p>
          </table:table-cell>
          <table:table-cell office:value-type="float" office:value="2.444784" calcext:value-type="float">
            <text:p>2.445</text:p>
          </table:table-cell>
          <table:table-cell office:value-type="float" office:value="2.459485" calcext:value-type="float">
            <text:p>2.459</text:p>
          </table:table-cell>
          <table:table-cell office:value-type="float" office:value="2.443258" calcext:value-type="float">
            <text:p>2.443</text:p>
          </table:table-cell>
          <table:table-cell office:value-type="float" office:value="2.457754" calcext:value-type="float">
            <text:p>2.458</text:p>
          </table:table-cell>
          <table:table-cell table:style-name="ce6" table:formula="of:=AVERAGE([.B94:.F94])" office:value-type="float" office:value="2.4515384" calcext:value-type="float">
            <text:p>2.452</text:p>
          </table:table-cell>
          <table:table-cell table:style-name="ce1" table:formula="of:=[.G$4]/[.G94]" office:value-type="float" office:value="5.60746957910184" calcext:value-type="float">
            <text:p>5.61</text:p>
          </table:table-cell>
          <table:table-cell table:style-name="ce1" table:formula="of:=[.H94]/[.A94]" office:value-type="float" office:value="0.431343813777065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01583" calcext:value-type="float">
            <text:p>2.302</text:p>
          </table:table-cell>
          <table:table-cell office:value-type="float" office:value="2.308434" calcext:value-type="float">
            <text:p>2.308</text:p>
          </table:table-cell>
          <table:table-cell office:value-type="float" office:value="2.334723" calcext:value-type="float">
            <text:p>2.335</text:p>
          </table:table-cell>
          <table:table-cell office:value-type="float" office:value="2.312565" calcext:value-type="float">
            <text:p>2.313</text:p>
          </table:table-cell>
          <table:table-cell office:value-type="float" office:value="2.312574" calcext:value-type="float">
            <text:p>2.313</text:p>
          </table:table-cell>
          <table:table-cell table:style-name="ce6" table:formula="of:=AVERAGE([.B95:.F95])" office:value-type="float" office:value="2.3139758" calcext:value-type="float">
            <text:p>2.314</text:p>
          </table:table-cell>
          <table:table-cell table:style-name="ce1" table:formula="of:=[.G$4]/[.G95]" office:value-type="float" office:value="5.94082574242998" calcext:value-type="float">
            <text:p>5.94</text:p>
          </table:table-cell>
          <table:table-cell table:style-name="ce1" table:formula="of:=[.H95]/[.A95]" office:value-type="float" office:value="0.424344695887855" calcext:value-type="float">
            <text:p>0.4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7776" calcext:value-type="float">
            <text:p>2.178</text:p>
          </table:table-cell>
          <table:table-cell office:value-type="float" office:value="2.182631" calcext:value-type="float">
            <text:p>2.183</text:p>
          </table:table-cell>
          <table:table-cell office:value-type="float" office:value="2.173734" calcext:value-type="float">
            <text:p>2.174</text:p>
          </table:table-cell>
          <table:table-cell office:value-type="float" office:value="2.199408" calcext:value-type="float">
            <text:p>2.199</text:p>
          </table:table-cell>
          <table:table-cell office:value-type="float" office:value="2.205052" calcext:value-type="float">
            <text:p>2.205</text:p>
          </table:table-cell>
          <table:table-cell table:style-name="ce6" table:formula="of:=AVERAGE([.B96:.F96])" office:value-type="float" office:value="2.187717" calcext:value-type="float">
            <text:p>2.188</text:p>
          </table:table-cell>
          <table:table-cell table:style-name="ce1" table:formula="of:=[.G$4]/[.G96]" office:value-type="float" office:value="6.2836861440488" calcext:value-type="float">
            <text:p>6.28</text:p>
          </table:table-cell>
          <table:table-cell table:style-name="ce1" table:formula="of:=[.H96]/[.A96]" office:value-type="float" office:value="0.418912409603253" calcext:value-type="float">
            <text:p>0.4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48375" calcext:value-type="float">
            <text:p>2.048</text:p>
          </table:table-cell>
          <table:table-cell office:value-type="float" office:value="2.083506" calcext:value-type="float">
            <text:p>2.084</text:p>
          </table:table-cell>
          <table:table-cell office:value-type="float" office:value="2.09902" calcext:value-type="float">
            <text:p>2.099</text:p>
          </table:table-cell>
          <table:table-cell office:value-type="float" office:value="2.080511" calcext:value-type="float">
            <text:p>2.081</text:p>
          </table:table-cell>
          <table:table-cell office:value-type="float" office:value="2.076828" calcext:value-type="float">
            <text:p>2.077</text:p>
          </table:table-cell>
          <table:table-cell table:style-name="ce6" table:formula="of:=AVERAGE([.B97:.F97])" office:value-type="float" office:value="2.077648" calcext:value-type="float">
            <text:p>2.078</text:p>
          </table:table-cell>
          <table:table-cell table:style-name="ce1" table:formula="of:=[.G$4]/[.G97]" office:value-type="float" office:value="6.61658134582951" calcext:value-type="float">
            <text:p>6.62</text:p>
          </table:table-cell>
          <table:table-cell table:style-name="ce1" table:formula="of:=[.H97]/[.A97]" office:value-type="float" office:value="0.413536334114345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5329" calcext:value-type="float">
            <text:p>1.953</text:p>
          </table:table-cell>
          <table:table-cell office:value-type="float" office:value="1.963471" calcext:value-type="float">
            <text:p>1.963</text:p>
          </table:table-cell>
          <table:table-cell office:value-type="float" office:value="1.965187" calcext:value-type="float">
            <text:p>1.965</text:p>
          </table:table-cell>
          <table:table-cell office:value-type="float" office:value="1.947621" calcext:value-type="float">
            <text:p>1.948</text:p>
          </table:table-cell>
          <table:table-cell office:value-type="float" office:value="1.979515" calcext:value-type="float">
            <text:p>1.980</text:p>
          </table:table-cell>
          <table:table-cell table:style-name="ce6" table:formula="of:=AVERAGE([.B98:.F98])" office:value-type="float" office:value="1.9618168" calcext:value-type="float">
            <text:p>1.962</text:p>
          </table:table-cell>
          <table:table-cell table:style-name="ce1" table:formula="of:=[.G$4]/[.G98]" office:value-type="float" office:value="7.00724298007847" calcext:value-type="float">
            <text:p>7.01</text:p>
          </table:table-cell>
          <table:table-cell table:style-name="ce1" table:formula="of:=[.H98]/[.A98]" office:value-type="float" office:value="0.412190763534027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94246" calcext:value-type="float">
            <text:p>1.894</text:p>
          </table:table-cell>
          <table:table-cell office:value-type="float" office:value="1.898304" calcext:value-type="float">
            <text:p>1.898</text:p>
          </table:table-cell>
          <table:table-cell office:value-type="float" office:value="1.889091" calcext:value-type="float">
            <text:p>1.889</text:p>
          </table:table-cell>
          <table:table-cell office:value-type="float" office:value="1.87925" calcext:value-type="float">
            <text:p>1.879</text:p>
          </table:table-cell>
          <table:table-cell office:value-type="float" office:value="1.880539" calcext:value-type="float">
            <text:p>1.881</text:p>
          </table:table-cell>
          <table:table-cell table:style-name="ce6" table:formula="of:=AVERAGE([.B99:.F99])" office:value-type="float" office:value="1.888286" calcext:value-type="float">
            <text:p>1.888</text:p>
          </table:table-cell>
          <table:table-cell table:style-name="ce1" table:formula="of:=[.G$4]/[.G99]" office:value-type="float" office:value="7.2801085216964" calcext:value-type="float">
            <text:p>7.28</text:p>
          </table:table-cell>
          <table:table-cell table:style-name="ce1" table:formula="of:=[.H99]/[.A99]" office:value-type="float" office:value="0.404450473427578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827399" calcext:value-type="float">
            <text:p>1.827</text:p>
          </table:table-cell>
          <table:table-cell office:value-type="float" office:value="1.796814" calcext:value-type="float">
            <text:p>1.797</text:p>
          </table:table-cell>
          <table:table-cell office:value-type="float" office:value="1.824298" calcext:value-type="float">
            <text:p>1.824</text:p>
          </table:table-cell>
          <table:table-cell office:value-type="float" office:value="1.800529" calcext:value-type="float">
            <text:p>1.801</text:p>
          </table:table-cell>
          <table:table-cell office:value-type="float" office:value="1.808495" calcext:value-type="float">
            <text:p>1.808</text:p>
          </table:table-cell>
          <table:table-cell table:style-name="ce6" table:formula="of:=AVERAGE([.B100:.F100])" office:value-type="float" office:value="1.811507" calcext:value-type="float">
            <text:p>1.812</text:p>
          </table:table-cell>
          <table:table-cell table:style-name="ce1" table:formula="of:=[.G$4]/[.G100]" office:value-type="float" office:value="7.58866899217061" calcext:value-type="float">
            <text:p>7.59</text:p>
          </table:table-cell>
          <table:table-cell table:style-name="ce1" table:formula="of:=[.H100]/[.A100]" office:value-type="float" office:value="0.399403631166874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24593" calcext:value-type="float">
            <text:p>1.725</text:p>
          </table:table-cell>
          <table:table-cell office:value-type="float" office:value="1.735797" calcext:value-type="float">
            <text:p>1.736</text:p>
          </table:table-cell>
          <table:table-cell office:value-type="float" office:value="1.722209" calcext:value-type="float">
            <text:p>1.722</text:p>
          </table:table-cell>
          <table:table-cell office:value-type="float" office:value="1.735272" calcext:value-type="float">
            <text:p>1.735</text:p>
          </table:table-cell>
          <table:table-cell office:value-type="float" office:value="1.733863" calcext:value-type="float">
            <text:p>1.734</text:p>
          </table:table-cell>
          <table:table-cell table:style-name="ce6" table:formula="of:=AVERAGE([.B101:.F101])" office:value-type="float" office:value="1.7303468" calcext:value-type="float">
            <text:p>1.730</text:p>
          </table:table-cell>
          <table:table-cell table:style-name="ce1" table:formula="of:=[.G$4]/[.G101]" office:value-type="float" office:value="7.944607982631" calcext:value-type="float">
            <text:p>7.94</text:p>
          </table:table-cell>
          <table:table-cell table:style-name="ce1" table:formula="of:=[.H101]/[.A101]" office:value-type="float" office:value="0.39723039913155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9032" calcext:value-type="float">
            <text:p>1.690</text:p>
          </table:table-cell>
          <table:table-cell office:value-type="float" office:value="1.675008" calcext:value-type="float">
            <text:p>1.675</text:p>
          </table:table-cell>
          <table:table-cell office:value-type="float" office:value="1.689342" calcext:value-type="float">
            <text:p>1.689</text:p>
          </table:table-cell>
          <table:table-cell office:value-type="float" office:value="1.670812" calcext:value-type="float">
            <text:p>1.671</text:p>
          </table:table-cell>
          <table:table-cell office:value-type="float" office:value="1.674726" calcext:value-type="float">
            <text:p>1.675</text:p>
          </table:table-cell>
          <table:table-cell table:style-name="ce6" table:formula="of:=AVERAGE([.B102:.F102])" office:value-type="float" office:value="1.6800416" calcext:value-type="float">
            <text:p>1.680</text:p>
          </table:table-cell>
          <table:table-cell table:style-name="ce1" table:formula="of:=[.G$4]/[.G102]" office:value-type="float" office:value="8.18249202876881" calcext:value-type="float">
            <text:p>8.18</text:p>
          </table:table-cell>
          <table:table-cell table:style-name="ce1" table:formula="of:=[.H102]/[.A102]" office:value-type="float" office:value="0.38964247756042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1431" calcext:value-type="float">
            <text:p>1.614</text:p>
          </table:table-cell>
          <table:table-cell office:value-type="float" office:value="1.611723" calcext:value-type="float">
            <text:p>1.612</text:p>
          </table:table-cell>
          <table:table-cell office:value-type="float" office:value="1.603745" calcext:value-type="float">
            <text:p>1.604</text:p>
          </table:table-cell>
          <table:table-cell office:value-type="float" office:value="1.633653" calcext:value-type="float">
            <text:p>1.634</text:p>
          </table:table-cell>
          <table:table-cell office:value-type="float" office:value="1.622762" calcext:value-type="float">
            <text:p>1.623</text:p>
          </table:table-cell>
          <table:table-cell table:style-name="ce6" table:formula="of:=AVERAGE([.B103:.F103])" office:value-type="float" office:value="1.6172386" calcext:value-type="float">
            <text:p>1.617</text:p>
          </table:table-cell>
          <table:table-cell table:style-name="ce1" table:formula="of:=[.G$4]/[.G103]" office:value-type="float" office:value="8.50024665500811" calcext:value-type="float">
            <text:p>8.50</text:p>
          </table:table-cell>
          <table:table-cell table:style-name="ce1" table:formula="of:=[.H103]/[.A103]" office:value-type="float" office:value="0.386374847954914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60692" calcext:value-type="float">
            <text:p>1.561</text:p>
          </table:table-cell>
          <table:table-cell office:value-type="float" office:value="1.570512" calcext:value-type="float">
            <text:p>1.571</text:p>
          </table:table-cell>
          <table:table-cell office:value-type="float" office:value="1.56938" calcext:value-type="float">
            <text:p>1.569</text:p>
          </table:table-cell>
          <table:table-cell office:value-type="float" office:value="1.569237" calcext:value-type="float">
            <text:p>1.569</text:p>
          </table:table-cell>
          <table:table-cell office:value-type="float" office:value="1.551128" calcext:value-type="float">
            <text:p>1.551</text:p>
          </table:table-cell>
          <table:table-cell table:style-name="ce6" table:formula="of:=AVERAGE([.B104:.F104])" office:value-type="float" office:value="1.5641898" calcext:value-type="float">
            <text:p>1.564</text:p>
          </table:table-cell>
          <table:table-cell table:style-name="ce1" table:formula="of:=[.G$4]/[.G104]" office:value-type="float" office:value="8.78852873225487" calcext:value-type="float">
            <text:p>8.79</text:p>
          </table:table-cell>
          <table:table-cell table:style-name="ce1" table:formula="of:=[.H104]/[.A104]" office:value-type="float" office:value="0.382109944880647" calcext:value-type="float">
            <text:p>0.38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87876" calcext:value-type="float">
            <text:p>1.488</text:p>
          </table:table-cell>
          <table:table-cell office:value-type="float" office:value="1.498752" calcext:value-type="float">
            <text:p>1.499</text:p>
          </table:table-cell>
          <table:table-cell office:value-type="float" office:value="1.498232" calcext:value-type="float">
            <text:p>1.498</text:p>
          </table:table-cell>
          <table:table-cell office:value-type="float" office:value="1.502571" calcext:value-type="float">
            <text:p>1.503</text:p>
          </table:table-cell>
          <table:table-cell office:value-type="float" office:value="1.503271" calcext:value-type="float">
            <text:p>1.503</text:p>
          </table:table-cell>
          <table:table-cell table:style-name="ce6" table:formula="of:=AVERAGE([.B105:.F105])" office:value-type="float" office:value="1.4981404" calcext:value-type="float">
            <text:p>1.498</text:p>
          </table:table-cell>
          <table:table-cell table:style-name="ce1" table:formula="of:=[.G$4]/[.G105]" office:value-type="float" office:value="9.17599378536217" calcext:value-type="float">
            <text:p>9.18</text:p>
          </table:table-cell>
          <table:table-cell table:style-name="ce1" table:formula="of:=[.H105]/[.A105]" office:value-type="float" office:value="0.382333074390091" calcext:value-type="float">
            <text:p>0.38</text:p>
          </table:table-cell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4:13:47.335282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5-10-03T14:32:30.455297213</dc:date>
    <meta:editing-duration>PT1H46M30S</meta:editing-duration>
    <meta:editing-cycles>39</meta:editing-cycles>
    <meta:generator>LibreOffice/24.2.7.2$Linux_X86_64 LibreOffice_project/420$Build-2</meta:generator>
    <meta:document-statistic meta:table-count="1" meta:cell-count="90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1cm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" svg:stroke-width="0.025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791cm" xlink:href=".." xlink:type="simple" chart:class="chart:line" chart:style-name="ch1">
        <chart:legend chart:legend-position="end" svg:x="10.034cm" svg:y="4.799cm" style:legend-expansion="custom" svg:width="5.132cm" svg:height="3.187cm" style:legend-expansion-aspect-ratio="1.61029181048008" chart:style-name="ch2"/>
        <chart:plot-area chart:style-name="ch3" table:cell-range-address="'strong-scaling'.A3:'strong-scaling'.A28 'strong-scaling'.A2:'strong-scaling'.A2 'strong-scaling'.H4:'strong-scaling'.H27 'strong-scaling'.A54:'strong-scaling'.A54 'strong-scaling'.H56:'strong-scaling'.H79 'strong-scaling'.A80:'strong-scaling'.A80 'strong-scaling'.H82:'strong-scaling'.H105 'strong-scaling'.H30:'strong-scaling'.H53" chart:data-source-has-labels="both" svg:x="0.493cm" svg:y="0.212cm" svg:width="15.199cm" svg:height="8.822cm">
          <chart:coordinate-region svg:x="1.633cm" svg:y="0.414cm" svg:width="13.867cm" svg:height="7.967cm"/>
          <chart:axis chart:dimension="x" chart:name="primary-x" chart:style-name="ch4" chartooo:axis-type="auto">
            <chartooo:date-scale/>
            <chart:title svg:x="6.236cm" svg:y="9.229cm" chart:style-name="ch5">
              <text:p>Number of processors (p)</text:p>
            </chart:title>
            <chart:categories table:cell-range-address="'strong-scaling'.A4:'strong-scaling'.A27"/>
          </chart:axis>
          <chart:axis chart:dimension="y" chart:name="primary-y" chart:style-name="ch6">
            <chart:title svg:x="0cm" svg:y="5.315cm" chart:style-name="ch7">
              <text:p>Speedup</text:p>
            </chart:title>
            <chart:grid chart:style-name="ch8" chart:class="major"/>
          </chart:axis>
          <chart:series chart:style-name="ch9" chart:values-cell-range-address="'strong-scaling'.H4:'strong-scaling'.H27" chart:label-cell-address="'strong-scaling'.A2:'strong-scaling'.A2" chart:class="chart:line">
            <chart:data-point chart:repeated="24"/>
          </chart:series>
          <chart:series chart:style-name="ch10" chart:values-cell-range-address="'strong-scaling'.H56:'strong-scaling'.H79" chart:label-cell-address="'strong-scaling'.A54:'strong-scaling'.A54" chart:class="chart:line">
            <chart:data-point chart:repeated="24"/>
          </chart:series>
          <chart:series chart:style-name="ch11" chart:values-cell-range-address="'strong-scaling'.H82:'strong-scaling'.H105" chart:label-cell-address="'strong-scaling'.A80:'strong-scaling'.A80" chart:class="chart:line">
            <chart:data-point chart:repeated="24"/>
          </chart:series>
          <chart:series chart:style-name="ch12" chart:values-cell-range-address="'strong-scaling'.H30:'strong-scaling'.H53" chart:label-cell-address="'strong-scaling'.A28:'strong-scaling'.A28" chart:class="chart:line">
            <chart:data-point chart:repeated="24"/>
          </chart:series>
          <chart:series chart:style-name="ch13" chart:values-cell-range-address="'strong-scaling'.A4:'strong-scaling'.A27" chart:label-cell-address="'strong-scaling'.A3:'strong-scaling'.A3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strong-scaling'.A2:'strong-scaling'.A2</svg:desc>
                </draw:g>
              </table:table-cell>
              <table:table-cell office:value-type="string">
                <text:p>static, 8P+8P+8E</text:p>
                <draw:g>
                  <svg:desc>'strong-scaling'.A54:'strong-scaling'.A54</svg:desc>
                </draw:g>
              </table:table-cell>
              <table:table-cell office:value-type="string">
                <text:p>static, 8P+8E+8P</text:p>
                <draw:g>
                  <svg:desc>'strong-scaling'.A80:'strong-scaling'.A80</svg:desc>
                </draw:g>
              </table:table-cell>
              <table:table-cell office:value-type="string">
                <text:p>dynamic</text:p>
                <draw:g>
                  <svg:desc>'strong-scaling'.A28:'strong-scaling'.A28</svg:desc>
                </draw:g>
              </table:table-cell>
              <table:table-cell office:value-type="string">
                <text:p>p</text:p>
                <draw:g>
                  <svg:desc>'strong-scaling'.A3:'strong-scaling'.A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trong-scaling'.A4:'strong-scaling'.A27</svg:desc>
                </draw:g>
              </table:table-cell>
              <table:table-cell office:value-type="float" office:value="1">
                <text:p>1</text:p>
                <draw:g>
                  <svg:desc>'strong-scaling'.H4:'strong-scaling'.H27</svg:desc>
                </draw:g>
              </table:table-cell>
              <table:table-cell office:value-type="float" office:value="0.984864570766488">
                <text:p>0.984864570766488</text:p>
                <draw:g>
                  <svg:desc>'strong-scaling'.H56:'strong-scaling'.H79</svg:desc>
                </draw:g>
              </table:table-cell>
              <table:table-cell office:value-type="float" office:value="0.980904435653861">
                <text:p>0.980904435653861</text:p>
                <draw:g>
                  <svg:desc>'strong-scaling'.H82:'strong-scaling'.H105</svg:desc>
                </draw:g>
              </table:table-cell>
              <table:table-cell office:value-type="float" office:value="1.00121095677136">
                <text:p>1.00121095677136</text:p>
                <draw:g>
                  <svg:desc>'strong-scaling'.H30:'strong-scaling'.H53</svg:desc>
                </draw:g>
              </table:table-cell>
              <table:table-cell office:value-type="float" office:value="1">
                <text:p>1</text:p>
                <draw:g>
                  <svg:desc>'strong-scaling'.A4:'strong-scaling'.A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3148637088658">
                <text:p>1.93148637088658</text:p>
              </table:table-cell>
              <table:table-cell office:value-type="float" office:value="1.96323300764752">
                <text:p>1.96323300764752</text:p>
              </table:table-cell>
              <table:table-cell office:value-type="float" office:value="1.96579706580314">
                <text:p>1.96579706580314</text:p>
              </table:table-cell>
              <table:table-cell office:value-type="float" office:value="1.9315672454814">
                <text:p>1.9315672454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8635773733379">
                <text:p>2.88635773733379</text:p>
              </table:table-cell>
              <table:table-cell office:value-type="float" office:value="2.89388470308042">
                <text:p>2.89388470308042</text:p>
              </table:table-cell>
              <table:table-cell office:value-type="float" office:value="2.88930933475291">
                <text:p>2.88930933475291</text:p>
              </table:table-cell>
              <table:table-cell office:value-type="float" office:value="2.88996873847433">
                <text:p>2.88996873847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97233504445">
                <text:p>3.797233504445</text:p>
              </table:table-cell>
              <table:table-cell office:value-type="float" office:value="3.84941696438412">
                <text:p>3.84941696438412</text:p>
              </table:table-cell>
              <table:table-cell office:value-type="float" office:value="3.85039725375897">
                <text:p>3.85039725375897</text:p>
              </table:table-cell>
              <table:table-cell office:value-type="float" office:value="3.79273491657705">
                <text:p>3.79273491657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70998281825325">
                <text:p>4.70998281825325</text:p>
              </table:table-cell>
              <table:table-cell office:value-type="float" office:value="4.72241064558688">
                <text:p>4.72241064558688</text:p>
              </table:table-cell>
              <table:table-cell office:value-type="float" office:value="4.72282435947278">
                <text:p>4.72282435947278</text:p>
              </table:table-cell>
              <table:table-cell office:value-type="float" office:value="4.72134635502707">
                <text:p>4.72134635502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4815622554051">
                <text:p>5.24815622554051</text:p>
              </table:table-cell>
              <table:table-cell office:value-type="float" office:value="5.19049367758492">
                <text:p>5.19049367758492</text:p>
              </table:table-cell>
              <table:table-cell office:value-type="float" office:value="5.14397403834079">
                <text:p>5.14397403834079</text:p>
              </table:table-cell>
              <table:table-cell office:value-type="float" office:value="5.23241891058838">
                <text:p>5.232418910588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8162257744228">
                <text:p>5.78162257744228</text:p>
              </table:table-cell>
              <table:table-cell office:value-type="float" office:value="5.76731062420865">
                <text:p>5.76731062420865</text:p>
              </table:table-cell>
              <table:table-cell office:value-type="float" office:value="5.7609483324801">
                <text:p>5.7609483324801</text:p>
              </table:table-cell>
              <table:table-cell office:value-type="float" office:value="5.81446705623986">
                <text:p>5.814467056239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23478123861048">
                <text:p>6.23478123861048</text:p>
              </table:table-cell>
              <table:table-cell office:value-type="float" office:value="6.23682974820713">
                <text:p>6.23682974820713</text:p>
              </table:table-cell>
              <table:table-cell office:value-type="float" office:value="6.23236390778863">
                <text:p>6.23236390778863</text:p>
              </table:table-cell>
              <table:table-cell office:value-type="float" office:value="6.25572333237467">
                <text:p>6.255723332374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28770466549042">
                <text:p>5.28770466549042</text:p>
              </table:table-cell>
              <table:table-cell office:value-type="float" office:value="5.85198091904386">
                <text:p>5.85198091904386</text:p>
              </table:table-cell>
              <table:table-cell office:value-type="float" office:value="4.32360902465631">
                <text:p>4.32360902465631</text:p>
              </table:table-cell>
              <table:table-cell office:value-type="float" office:value="6.56556665578051">
                <text:p>6.565566655780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4221930791082">
                <text:p>5.74221930791082</text:p>
              </table:table-cell>
              <table:table-cell office:value-type="float" office:value="5.84332900561119">
                <text:p>5.84332900561119</text:p>
              </table:table-cell>
              <table:table-cell office:value-type="float" office:value="4.68124652105632">
                <text:p>4.68124652105632</text:p>
              </table:table-cell>
              <table:table-cell office:value-type="float" office:value="6.88682531848292">
                <text:p>6.88682531848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12314167876796">
                <text:p>6.12314167876796</text:p>
              </table:table-cell>
              <table:table-cell office:value-type="float" office:value="6.28019312415935">
                <text:p>6.28019312415935</text:p>
              </table:table-cell>
              <table:table-cell office:value-type="float" office:value="5.05444988085745">
                <text:p>5.05444988085745</text:p>
              </table:table-cell>
              <table:table-cell office:value-type="float" office:value="7.17141349952335">
                <text:p>7.17141349952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50517127662263">
                <text:p>6.50517127662263</text:p>
              </table:table-cell>
              <table:table-cell office:value-type="float" office:value="6.7141422751251">
                <text:p>6.7141422751251</text:p>
              </table:table-cell>
              <table:table-cell office:value-type="float" office:value="5.36317765535469">
                <text:p>5.36317765535469</text:p>
              </table:table-cell>
              <table:table-cell office:value-type="float" office:value="7.47076701115235">
                <text:p>7.47076701115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80940807914033">
                <text:p>6.80940807914033</text:p>
              </table:table-cell>
              <table:table-cell office:value-type="float" office:value="7.15915010068276">
                <text:p>7.15915010068276</text:p>
              </table:table-cell>
              <table:table-cell office:value-type="float" office:value="5.60746957910184">
                <text:p>5.60746957910184</text:p>
              </table:table-cell>
              <table:table-cell office:value-type="float" office:value="7.75725448500574">
                <text:p>7.757254485005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23504881091839">
                <text:p>7.23504881091839</text:p>
              </table:table-cell>
              <table:table-cell office:value-type="float" office:value="7.46814274501419">
                <text:p>7.46814274501419</text:p>
              </table:table-cell>
              <table:table-cell office:value-type="float" office:value="5.94082574242998">
                <text:p>5.94082574242998</text:p>
              </table:table-cell>
              <table:table-cell office:value-type="float" office:value="8.06799370520602">
                <text:p>8.06799370520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50495191880917">
                <text:p>7.50495191880917</text:p>
              </table:table-cell>
              <table:table-cell office:value-type="float" office:value="7.86936284555657">
                <text:p>7.86936284555657</text:p>
              </table:table-cell>
              <table:table-cell office:value-type="float" office:value="6.2836861440488">
                <text:p>6.2836861440488</text:p>
              </table:table-cell>
              <table:table-cell office:value-type="float" office:value="8.27726635248974">
                <text:p>8.27726635248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85013668572744">
                <text:p>7.85013668572744</text:p>
              </table:table-cell>
              <table:table-cell office:value-type="float" office:value="8.29680334486012">
                <text:p>8.29680334486012</text:p>
              </table:table-cell>
              <table:table-cell office:value-type="float" office:value="6.61658134582951">
                <text:p>6.61658134582951</text:p>
              </table:table-cell>
              <table:table-cell office:value-type="float" office:value="8.59341486004168">
                <text:p>8.59341486004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8048444683304">
                <text:p>7.8048444683304</text:p>
              </table:table-cell>
              <table:table-cell office:value-type="float" office:value="7.28727428519448">
                <text:p>7.28727428519448</text:p>
              </table:table-cell>
              <table:table-cell office:value-type="float" office:value="7.00724298007847">
                <text:p>7.00724298007847</text:p>
              </table:table-cell>
              <table:table-cell office:value-type="float" office:value="8.78702658020942">
                <text:p>8.78702658020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02830648612585">
                <text:p>8.02830648612585</text:p>
              </table:table-cell>
              <table:table-cell office:value-type="float" office:value="7.56234886361724">
                <text:p>7.56234886361724</text:p>
              </table:table-cell>
              <table:table-cell office:value-type="float" office:value="7.2801085216964">
                <text:p>7.2801085216964</text:p>
              </table:table-cell>
              <table:table-cell office:value-type="float" office:value="8.95423525787123">
                <text:p>8.954235257871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32071046545988">
                <text:p>8.32071046545988</text:p>
              </table:table-cell>
              <table:table-cell office:value-type="float" office:value="7.81357752005838">
                <text:p>7.81357752005838</text:p>
              </table:table-cell>
              <table:table-cell office:value-type="float" office:value="7.58866899217061">
                <text:p>7.58866899217061</text:p>
              </table:table-cell>
              <table:table-cell office:value-type="float" office:value="9.16557977483771">
                <text:p>9.165579774837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51566420984908">
                <text:p>8.51566420984908</text:p>
              </table:table-cell>
              <table:table-cell office:value-type="float" office:value="8.08065900719345">
                <text:p>8.08065900719345</text:p>
              </table:table-cell>
              <table:table-cell office:value-type="float" office:value="7.944607982631">
                <text:p>7.944607982631</text:p>
              </table:table-cell>
              <table:table-cell office:value-type="float" office:value="9.46016620582491">
                <text:p>9.46016620582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81339707581126">
                <text:p>8.81339707581126</text:p>
              </table:table-cell>
              <table:table-cell office:value-type="float" office:value="8.25365544555026">
                <text:p>8.25365544555026</text:p>
              </table:table-cell>
              <table:table-cell office:value-type="float" office:value="8.18249202876881">
                <text:p>8.18249202876881</text:p>
              </table:table-cell>
              <table:table-cell office:value-type="float" office:value="9.6209189436599">
                <text:p>9.62091894365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.97086056897236">
                <text:p>8.97086056897236</text:p>
              </table:table-cell>
              <table:table-cell office:value-type="float" office:value="8.50723449855072">
                <text:p>8.50723449855072</text:p>
              </table:table-cell>
              <table:table-cell office:value-type="float" office:value="8.50024665500811">
                <text:p>8.50024665500811</text:p>
              </table:table-cell>
              <table:table-cell office:value-type="float" office:value="9.86899445130842">
                <text:p>9.868994451308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.3897234746929">
                <text:p>9.3897234746929</text:p>
              </table:table-cell>
              <table:table-cell office:value-type="float" office:value="8.8095067816324">
                <text:p>8.8095067816324</text:p>
              </table:table-cell>
              <table:table-cell office:value-type="float" office:value="8.78852873225487">
                <text:p>8.78852873225487</text:p>
              </table:table-cell>
              <table:table-cell office:value-type="float" office:value="10.0500663671979">
                <text:p>10.05006636719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.64909250178636">
                <text:p>9.64909250178636</text:p>
              </table:table-cell>
              <table:table-cell office:value-type="float" office:value="9.24666302457283">
                <text:p>9.24666302457283</text:p>
              </table:table-cell>
              <table:table-cell office:value-type="float" office:value="9.17599378536217">
                <text:p>9.17599378536217</text:p>
              </table:table-cell>
              <table:table-cell office:value-type="float" office:value="10.2878741638205">
                <text:p>10.287874163820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1cm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1">
      <style:chart-properties chart:display-label="true" chart:logarithmic="tru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791cm" xlink:href=".." xlink:type="simple" chart:class="chart:line" chart:style-name="ch1">
        <chart:legend chart:legend-position="end" svg:x="10.3cm" svg:y="0.796cm" style:legend-expansion="custom" svg:width="4.831cm" svg:height="2.828cm" style:legend-expansion-aspect-ratio="1.70827439886846" chart:style-name="ch2"/>
        <chart:plot-area chart:style-name="ch3" table:cell-range-address="'strong-scaling'.A4:'strong-scaling'.A28 'strong-scaling'.A2:'strong-scaling'.A2 'strong-scaling'.G4:'strong-scaling'.G27 'strong-scaling'.A54:'strong-scaling'.A54 'strong-scaling'.G56:'strong-scaling'.G79 'strong-scaling'.A80:'strong-scaling'.A80 'strong-scaling'.G82:'strong-scaling'.G105 'strong-scaling'.G30:'strong-scaling'.G53" chart:data-source-has-labels="both" svg:x="0.498cm" svg:y="0.212cm" svg:width="15.193cm" svg:height="8.821cm">
          <chart:coordinate-region svg:x="1.829cm" svg:y="0.414cm" svg:width="13.67cm" svg:height="7.966cm"/>
          <chart:axis chart:dimension="x" chart:name="primary-x" chart:style-name="ch4" chartooo:axis-type="auto">
            <chartooo:date-scale/>
            <chart:title svg:x="6.238cm" svg:y="9.228cm" chart:style-name="ch5">
              <text:p>Number of processors (p)</text:p>
            </chart:title>
            <chart:categories table:cell-range-address="'strong-scaling'.A4:'strong-scaling'.A27"/>
          </chart:axis>
          <chart:axis chart:dimension="y" chart:name="primary-y" chart:style-name="ch6">
            <chart:title svg:x="0cm" svg:y="5.833cm" chart:style-name="ch7">
              <text:p>Wall-Clock Time</text:p>
            </chart:title>
            <chart:grid chart:style-name="ch8" chart:class="major"/>
          </chart:axis>
          <chart:series chart:style-name="ch9" chart:values-cell-range-address="'strong-scaling'.G4:'strong-scaling'.G27" chart:label-cell-address="'strong-scaling'.A2:'strong-scaling'.A2" chart:class="chart:line">
            <chart:data-point chart:repeated="24"/>
          </chart:series>
          <chart:series chart:style-name="ch10" chart:values-cell-range-address="'strong-scaling'.G56:'strong-scaling'.G79" chart:label-cell-address="'strong-scaling'.A54:'strong-scaling'.A54" chart:class="chart:line">
            <chart:data-point chart:repeated="24"/>
          </chart:series>
          <chart:series chart:style-name="ch11" chart:values-cell-range-address="'strong-scaling'.G82:'strong-scaling'.G105" chart:label-cell-address="'strong-scaling'.A80:'strong-scaling'.A80" chart:class="chart:line">
            <chart:data-point chart:repeated="24"/>
          </chart:series>
          <chart:series chart:style-name="ch12" chart:values-cell-range-address="'strong-scaling'.G30:'strong-scaling'.G53" chart:label-cell-address="'strong-scaling'.A28:'strong-scaling'.A28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strong-scaling'.A2:'strong-scaling'.A2</svg:desc>
                </draw:g>
              </table:table-cell>
              <table:table-cell office:value-type="string">
                <text:p>static, 8P+8P+8E</text:p>
                <draw:g>
                  <svg:desc>'strong-scaling'.A54:'strong-scaling'.A54</svg:desc>
                </draw:g>
              </table:table-cell>
              <table:table-cell office:value-type="string">
                <text:p>static, 8P+8E+8P</text:p>
                <draw:g>
                  <svg:desc>'strong-scaling'.A80:'strong-scaling'.A80</svg:desc>
                </draw:g>
              </table:table-cell>
              <table:table-cell office:value-type="string">
                <text:p>dynamic</text:p>
                <draw:g>
                  <svg:desc>'strong-scaling'.A28:'strong-scaling'.A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trong-scaling'.A4:'strong-scaling'.A27</svg:desc>
                </draw:g>
              </table:table-cell>
              <table:table-cell office:value-type="float" office:value="13.746927">
                <text:p>13.746927</text:p>
                <draw:g>
                  <svg:desc>'strong-scaling'.G4:'strong-scaling'.G27</svg:desc>
                </draw:g>
              </table:table-cell>
              <table:table-cell office:value-type="float" office:value="13.9581902">
                <text:p>13.9581902</text:p>
                <draw:g>
                  <svg:desc>'strong-scaling'.G56:'strong-scaling'.G79</svg:desc>
                </draw:g>
              </table:table-cell>
              <table:table-cell office:value-type="float" office:value="14.0145426">
                <text:p>14.0145426</text:p>
                <draw:g>
                  <svg:desc>'strong-scaling'.G82:'strong-scaling'.G105</svg:desc>
                </draw:g>
              </table:table-cell>
              <table:table-cell office:value-type="float" office:value="13.7303002">
                <text:p>13.7303002</text:p>
                <draw:g>
                  <svg:desc>'strong-scaling'.G30:'strong-scaling'.G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1172788">
                <text:p>7.1172788</text:p>
              </table:table-cell>
              <table:table-cell office:value-type="float" office:value="7.0021882">
                <text:p>7.0021882</text:p>
              </table:table-cell>
              <table:table-cell office:value-type="float" office:value="6.993055">
                <text:p>6.993055</text:p>
              </table:table-cell>
              <table:table-cell office:value-type="float" office:value="7.1169808">
                <text:p>7.11698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7627246">
                <text:p>4.7627246</text:p>
              </table:table-cell>
              <table:table-cell office:value-type="float" office:value="4.7503368">
                <text:p>4.7503368</text:p>
              </table:table-cell>
              <table:table-cell office:value-type="float" office:value="4.7578592">
                <text:p>4.7578592</text:p>
              </table:table-cell>
              <table:table-cell office:value-type="float" office:value="4.7567736">
                <text:p>4.75677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20248">
                <text:p>3.620248</text:p>
              </table:table-cell>
              <table:table-cell office:value-type="float" office:value="3.5711712">
                <text:p>3.5711712</text:p>
              </table:table-cell>
              <table:table-cell office:value-type="float" office:value="3.570262">
                <text:p>3.570262</text:p>
              </table:table-cell>
              <table:table-cell office:value-type="float" office:value="3.624542">
                <text:p>3.6245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9186788">
                <text:p>2.9186788</text:p>
              </table:table-cell>
              <table:table-cell office:value-type="float" office:value="2.9109978">
                <text:p>2.9109978</text:p>
              </table:table-cell>
              <table:table-cell office:value-type="float" office:value="2.9107428">
                <text:p>2.9107428</text:p>
              </table:table-cell>
              <table:table-cell office:value-type="float" office:value="2.911654">
                <text:p>2.9116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193822">
                <text:p>2.6193822</text:p>
              </table:table-cell>
              <table:table-cell office:value-type="float" office:value="2.6484816">
                <text:p>2.6484816</text:p>
              </table:table-cell>
              <table:table-cell office:value-type="float" office:value="2.6724332">
                <text:p>2.6724332</text:p>
              </table:table-cell>
              <table:table-cell office:value-type="float" office:value="2.6272604">
                <text:p>2.62726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3776936">
                <text:p>2.3776936</text:p>
              </table:table-cell>
              <table:table-cell office:value-type="float" office:value="2.383594">
                <text:p>2.383594</text:p>
              </table:table-cell>
              <table:table-cell office:value-type="float" office:value="2.3862264">
                <text:p>2.3862264</text:p>
              </table:table-cell>
              <table:table-cell office:value-type="float" office:value="2.3642626">
                <text:p>2.36426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048772">
                <text:p>2.2048772</text:p>
              </table:table-cell>
              <table:table-cell office:value-type="float" office:value="2.204153">
                <text:p>2.204153</text:p>
              </table:table-cell>
              <table:table-cell office:value-type="float" office:value="2.2057324">
                <text:p>2.2057324</text:p>
              </table:table-cell>
              <table:table-cell office:value-type="float" office:value="2.197496">
                <text:p>2.1974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599791">
                <text:p>2.599791</text:p>
              </table:table-cell>
              <table:table-cell office:value-type="float" office:value="2.3491066">
                <text:p>2.3491066</text:p>
              </table:table-cell>
              <table:table-cell office:value-type="float" office:value="3.1795028">
                <text:p>3.1795028</text:p>
              </table:table-cell>
              <table:table-cell office:value-type="float" office:value="2.0937914">
                <text:p>2.09379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940094">
                <text:p>2.3940094</text:p>
              </table:table-cell>
              <table:table-cell office:value-type="float" office:value="2.3525848">
                <text:p>2.3525848</text:p>
              </table:table-cell>
              <table:table-cell office:value-type="float" office:value="2.9365954">
                <text:p>2.9365954</text:p>
              </table:table-cell>
              <table:table-cell office:value-type="float" office:value="1.9961196">
                <text:p>1.99611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2450774">
                <text:p>2.2450774</text:p>
              </table:table-cell>
              <table:table-cell office:value-type="float" office:value="2.1889338">
                <text:p>2.1889338</text:p>
              </table:table-cell>
              <table:table-cell office:value-type="float" office:value="2.7197672">
                <text:p>2.7197672</text:p>
              </table:table-cell>
              <table:table-cell office:value-type="float" office:value="1.9169062">
                <text:p>1.91690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1132306">
                <text:p>2.1132306</text:p>
              </table:table-cell>
              <table:table-cell office:value-type="float" office:value="2.0474584">
                <text:p>2.0474584</text:p>
              </table:table-cell>
              <table:table-cell office:value-type="float" office:value="2.5632056">
                <text:p>2.5632056</text:p>
              </table:table-cell>
              <table:table-cell office:value-type="float" office:value="1.8400958">
                <text:p>1.84009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188138">
                <text:p>2.0188138</text:p>
              </table:table-cell>
              <table:table-cell office:value-type="float" office:value="1.9201898">
                <text:p>1.9201898</text:p>
              </table:table-cell>
              <table:table-cell office:value-type="float" office:value="2.4515384">
                <text:p>2.4515384</text:p>
              </table:table-cell>
              <table:table-cell office:value-type="float" office:value="1.7721382">
                <text:p>1.77213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9000462">
                <text:p>1.9000462</text:p>
              </table:table-cell>
              <table:table-cell office:value-type="float" office:value="1.8407424">
                <text:p>1.8407424</text:p>
              </table:table-cell>
              <table:table-cell office:value-type="float" office:value="2.3139758">
                <text:p>2.3139758</text:p>
              </table:table-cell>
              <table:table-cell office:value-type="float" office:value="1.7038842">
                <text:p>1.70388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8317142">
                <text:p>1.8317142</text:p>
              </table:table-cell>
              <table:table-cell office:value-type="float" office:value="1.746892">
                <text:p>1.746892</text:p>
              </table:table-cell>
              <table:table-cell office:value-type="float" office:value="2.187717">
                <text:p>2.187717</text:p>
              </table:table-cell>
              <table:table-cell office:value-type="float" office:value="1.6608052">
                <text:p>1.66080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11704">
                <text:p>1.7511704</text:p>
              </table:table-cell>
              <table:table-cell office:value-type="float" office:value="1.6568944">
                <text:p>1.6568944</text:p>
              </table:table-cell>
              <table:table-cell office:value-type="float" office:value="2.077648">
                <text:p>2.077648</text:p>
              </table:table-cell>
              <table:table-cell office:value-type="float" office:value="1.5997048">
                <text:p>1.59970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613326">
                <text:p>1.7613326</text:p>
              </table:table-cell>
              <table:table-cell office:value-type="float" office:value="1.8864292">
                <text:p>1.8864292</text:p>
              </table:table-cell>
              <table:table-cell office:value-type="float" office:value="1.9618168">
                <text:p>1.9618168</text:p>
              </table:table-cell>
              <table:table-cell office:value-type="float" office:value="1.5644572">
                <text:p>1.56445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123072">
                <text:p>1.7123072</text:p>
              </table:table-cell>
              <table:table-cell office:value-type="float" office:value="1.8178118">
                <text:p>1.8178118</text:p>
              </table:table-cell>
              <table:table-cell office:value-type="float" office:value="1.888286">
                <text:p>1.888286</text:p>
              </table:table-cell>
              <table:table-cell office:value-type="float" office:value="1.535243">
                <text:p>1.5352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521338">
                <text:p>1.6521338</text:p>
              </table:table-cell>
              <table:table-cell office:value-type="float" office:value="1.759364">
                <text:p>1.759364</text:p>
              </table:table-cell>
              <table:table-cell office:value-type="float" office:value="1.811507">
                <text:p>1.811507</text:p>
              </table:table-cell>
              <table:table-cell office:value-type="float" office:value="1.4998426">
                <text:p>1.49984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143106">
                <text:p>1.6143106</text:p>
              </table:table-cell>
              <table:table-cell office:value-type="float" office:value="1.7012136">
                <text:p>1.7012136</text:p>
              </table:table-cell>
              <table:table-cell office:value-type="float" office:value="1.7303468">
                <text:p>1.7303468</text:p>
              </table:table-cell>
              <table:table-cell office:value-type="float" office:value="1.453138">
                <text:p>1.4531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5597762">
                <text:p>1.5597762</text:p>
              </table:table-cell>
              <table:table-cell office:value-type="float" office:value="1.6655562">
                <text:p>1.6655562</text:p>
              </table:table-cell>
              <table:table-cell office:value-type="float" office:value="1.6800416">
                <text:p>1.6800416</text:p>
              </table:table-cell>
              <table:table-cell office:value-type="float" office:value="1.428858">
                <text:p>1.42885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5323978">
                <text:p>1.5323978</text:p>
              </table:table-cell>
              <table:table-cell office:value-type="float" office:value="1.6159102">
                <text:p>1.6159102</text:p>
              </table:table-cell>
              <table:table-cell office:value-type="float" office:value="1.6172386">
                <text:p>1.6172386</text:p>
              </table:table-cell>
              <table:table-cell office:value-type="float" office:value="1.392941">
                <text:p>1.3929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640396">
                <text:p>1.4640396</text:p>
              </table:table-cell>
              <table:table-cell office:value-type="float" office:value="1.560465">
                <text:p>1.560465</text:p>
              </table:table-cell>
              <table:table-cell office:value-type="float" office:value="1.5641898">
                <text:p>1.5641898</text:p>
              </table:table-cell>
              <table:table-cell office:value-type="float" office:value="1.3678444">
                <text:p>1.36784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424686">
                <text:p>1.424686</text:p>
              </table:table-cell>
              <table:table-cell office:value-type="float" office:value="1.4866906">
                <text:p>1.4866906</text:p>
              </table:table-cell>
              <table:table-cell office:value-type="float" office:value="1.4981404">
                <text:p>1.4981404</text:p>
              </table:table-cell>
              <table:table-cell office:value-type="float" office:value="1.3362262">
                <text:p>1.3362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</office:styles>
</office:document-styles>
</file>